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0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8.991cm"/>
    </style:style>
    <style:style style:name="co8" style:family="table-column">
      <style:table-column-properties fo:break-before="auto" style:column-width="11.266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16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ff66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imie, nazwisko, plec, poziom, pozycja, menu, rozmiar) values ('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2" office:value-type="string">
            <text:p>Do wyszukania</text:p>
          </table:table-cell>
          <table:table-cell table:style-name="ce2" office:value-type="string">
            <text:p>Rozmiary</text:p>
          </table:table-cell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]&amp;&quot;','&quot;&amp;[.C2]&amp;&quot;','&quot;&amp;[.D2]&amp;&quot;',&quot;&amp;[.E2]&amp;&quot;,'&quot;&amp;[.F2]&amp;&quot;','&quot;&amp;[.G2]&amp;&quot;','&quot;&amp;[.H2]&amp;&quot;');&quot;" office:value-type="string" office:string-value="insert into zawodnicy(imie, nazwisko, plec, poziom, pozycja, menu, rozmiar) values ('Beata','Baranowska','K',3,'cutter','mięso','XL');">
            <text:p>insert into zawodnicy(imie, nazwisko, plec, poziom, pozycja, menu, rozmiar) values ('Beata','Baranowska','K',3,'cutter','mięso','XL');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XS</text:p>
          </table:table-cell>
        </table:table-row>
        <table:table-row table:style-name="ro1">
          <table:table-cell/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]&amp;&quot;','&quot;&amp;[.C3]&amp;&quot;','&quot;&amp;[.D3]&amp;&quot;',&quot;&amp;[.E3]&amp;&quot;,'&quot;&amp;[.F3]&amp;&quot;','&quot;&amp;[.G3]&amp;&quot;','&quot;&amp;[.H3]&amp;&quot;');&quot;" office:value-type="string" office:string-value="insert into zawodnicy(imie, nazwisko, plec, poziom, pozycja, menu, rozmiar) values ('Anna','Nowak','K',10,'cutter','mięso','S');">
            <text:p>insert into zawodnicy(imie, nazwisko, plec, poziom, pozycja, menu, rozmiar) values ('Anna','Nowak','K',10,'cutter','mięso','S');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S</text:p>
          </table:table-cell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]&amp;&quot;','&quot;&amp;[.C4]&amp;&quot;','&quot;&amp;[.D4]&amp;&quot;',&quot;&amp;[.E4]&amp;&quot;,'&quot;&amp;[.F4]&amp;&quot;','&quot;&amp;[.G4]&amp;&quot;','&quot;&amp;[.H4]&amp;&quot;');&quot;" office:value-type="string" office:string-value="insert into zawodnicy(imie, nazwisko, plec, poziom, pozycja, menu, rozmiar) values ('Stanisława','Wilk','K',8,'cutter','mięso','S');">
            <text:p>insert into zawodnicy(imie, nazwisko, plec, poziom, pozycja, menu, rozmiar) values ('Stanisława','Wilk','K',8,'cutter','mięso','S');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M</text:p>
          </table:table-cell>
        </table:table-row>
        <table:table-row table:style-name="ro1">
          <table:table-cell/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]&amp;&quot;','&quot;&amp;[.C5]&amp;&quot;','&quot;&amp;[.D5]&amp;&quot;',&quot;&amp;[.E5]&amp;&quot;,'&quot;&amp;[.F5]&amp;&quot;','&quot;&amp;[.G5]&amp;&quot;','&quot;&amp;[.H5]&amp;&quot;');&quot;" office:value-type="string" office:string-value="insert into zawodnicy(imie, nazwisko, plec, poziom, pozycja, menu, rozmiar) values ('Karolina','Andrzejewska','K',9,'cutter','mięso','XS');">
            <text:p>insert into zawodnicy(imie, nazwisko, plec, poziom, pozycja, menu, rozmiar) values ('Karolina','Andrzejewska','K',9,'cutter','mięso','XS');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L</text:p>
          </table:table-cell>
        </table:table-row>
        <table:table-row table:style-name="ro1">
          <table:table-cell/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]&amp;&quot;','&quot;&amp;[.C6]&amp;&quot;','&quot;&amp;[.D6]&amp;&quot;',&quot;&amp;[.E6]&amp;&quot;,'&quot;&amp;[.F6]&amp;&quot;','&quot;&amp;[.G6]&amp;&quot;','&quot;&amp;[.H6]&amp;&quot;');&quot;" office:value-type="string" office:string-value="insert into zawodnicy(imie, nazwisko, plec, poziom, pozycja, menu, rozmiar) values ('Krystyna','Kowalska','K',9,'handler','mięso','S');">
            <text:p>insert into zawodnicy(imie, nazwisko, plec, poziom, pozycja, menu, rozmiar) values ('Krystyna','Kowalska','K',9,'handler','mięso','S');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XL</text:p>
          </table:table-cell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]&amp;&quot;','&quot;&amp;[.C7]&amp;&quot;','&quot;&amp;[.D7]&amp;&quot;',&quot;&amp;[.E7]&amp;&quot;,'&quot;&amp;[.F7]&amp;&quot;','&quot;&amp;[.G7]&amp;&quot;','&quot;&amp;[.H7]&amp;&quot;');&quot;" office:value-type="string" office:string-value="insert into zawodnicy(imie, nazwisko, plec, poziom, pozycja, menu, rozmiar) values ('Stefania','Adamska','K',9,'cutter','mięso','L');">
            <text:p>insert into zawodnicy(imie, nazwisko, plec, poziom, pozycja, menu, rozmiar) values ('Stefania','Adamska','K',9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]&amp;&quot;','&quot;&amp;[.C8]&amp;&quot;','&quot;&amp;[.D8]&amp;&quot;',&quot;&amp;[.E8]&amp;&quot;,'&quot;&amp;[.F8]&amp;&quot;','&quot;&amp;[.G8]&amp;&quot;','&quot;&amp;[.H8]&amp;&quot;');&quot;" office:value-type="string" office:string-value="insert into zawodnicy(imie, nazwisko, plec, poziom, pozycja, menu, rozmiar) values ('Kazimiera','Wysocka','K',2,'handler','mięso','XL');">
            <text:p>insert into zawodnicy(imie, nazwisko, plec, poziom, pozycja, menu, rozmiar) values ('Kazimiera','Wysocka','K',2,'handler','mięso','XL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1">
          <table:table-cell/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]&amp;&quot;','&quot;&amp;[.C9]&amp;&quot;','&quot;&amp;[.D9]&amp;&quot;',&quot;&amp;[.E9]&amp;&quot;,'&quot;&amp;[.F9]&amp;&quot;','&quot;&amp;[.G9]&amp;&quot;','&quot;&amp;[.H9]&amp;&quot;');&quot;" office:value-type="string" office:string-value="insert into zawodnicy(imie, nazwisko, plec, poziom, pozycja, menu, rozmiar) values ('Grażyna','Marciniak','K',2,'cutter','mięso','S');">
            <text:p>insert into zawodnicy(imie, nazwisko, plec, poziom, pozycja, menu, rozmiar) values ('Grażyna','Marciniak','K',2,'cutter','mięso','S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/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]&amp;&quot;','&quot;&amp;[.C10]&amp;&quot;','&quot;&amp;[.D10]&amp;&quot;',&quot;&amp;[.E10]&amp;&quot;,'&quot;&amp;[.F10]&amp;&quot;','&quot;&amp;[.G10]&amp;&quot;','&quot;&amp;[.H10]&amp;&quot;');&quot;" office:value-type="string" office:string-value="insert into zawodnicy(imie, nazwisko, plec, poziom, pozycja, menu, rozmiar) values ('Izabela','Mazurek','K',8,'handler','mięso','M');">
            <text:p>insert into zawodnicy(imie, nazwisko, plec, poziom, pozycja, menu, rozmiar) values ('Izabela','Mazurek','K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]&amp;&quot;','&quot;&amp;[.C11]&amp;&quot;','&quot;&amp;[.D11]&amp;&quot;',&quot;&amp;[.E11]&amp;&quot;,'&quot;&amp;[.F11]&amp;&quot;','&quot;&amp;[.G11]&amp;&quot;','&quot;&amp;[.H11]&amp;&quot;');&quot;" office:value-type="string" office:string-value="insert into zawodnicy(imie, nazwisko, plec, poziom, pozycja, menu, rozmiar) values ('Zofia','Duda','K',1,'handler','wege','XL');">
            <text:p>insert into zawodnicy(imie, nazwisko, plec, poziom, pozycja, menu, rozmiar) values ('Zofia','Duda','K',1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]&amp;&quot;','&quot;&amp;[.C12]&amp;&quot;','&quot;&amp;[.D12]&amp;&quot;',&quot;&amp;[.E12]&amp;&quot;,'&quot;&amp;[.F12]&amp;&quot;','&quot;&amp;[.G12]&amp;&quot;','&quot;&amp;[.H12]&amp;&quot;');&quot;" office:value-type="string" office:string-value="insert into zawodnicy(imie, nazwisko, plec, poziom, pozycja, menu, rozmiar) values ('Aleksandra','Walczak','K',4,'cutter','mięso','S');">
            <text:p>insert into zawodnicy(imie, nazwisko, plec, poziom, pozycja, menu, rozmiar) values ('Aleksandra','Walczak','K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3]&amp;&quot;','&quot;&amp;[.C13]&amp;&quot;','&quot;&amp;[.D13]&amp;&quot;',&quot;&amp;[.E13]&amp;&quot;,'&quot;&amp;[.F13]&amp;&quot;','&quot;&amp;[.G13]&amp;&quot;','&quot;&amp;[.H13]&amp;&quot;');&quot;" office:value-type="string" office:string-value="insert into zawodnicy(imie, nazwisko, plec, poziom, pozycja, menu, rozmiar) values ('Magdalena','Sikorska','K',4,'cutter','mięso','M');">
            <text:p>insert into zawodnicy(imie, nazwisko, plec, poziom, pozycja, menu, rozmiar) values ('Magdalena','Sikorska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4]&amp;&quot;','&quot;&amp;[.C14]&amp;&quot;','&quot;&amp;[.D14]&amp;&quot;',&quot;&amp;[.E14]&amp;&quot;,'&quot;&amp;[.F14]&amp;&quot;','&quot;&amp;[.G14]&amp;&quot;','&quot;&amp;[.H14]&amp;&quot;');&quot;" office:value-type="string" office:string-value="insert into zawodnicy(imie, nazwisko, plec, poziom, pozycja, menu, rozmiar) values ('Dorota','Tomaszewska','K',8,'handler','mięso','XL');">
            <text:p>insert into zawodnicy(imie, nazwisko, plec, poziom, pozycja, menu, rozmiar) values ('Dorota','Tomaszewska','K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5]&amp;&quot;','&quot;&amp;[.C15]&amp;&quot;','&quot;&amp;[.D15]&amp;&quot;',&quot;&amp;[.E15]&amp;&quot;,'&quot;&amp;[.F15]&amp;&quot;','&quot;&amp;[.G15]&amp;&quot;','&quot;&amp;[.H15]&amp;&quot;');&quot;" office:value-type="string" office:string-value="insert into zawodnicy(imie, nazwisko, plec, poziom, pozycja, menu, rozmiar) values ('Barbara','Majewska','K',8,'cutter','mięso','XS');">
            <text:p>insert into zawodnicy(imie, nazwisko, plec, poziom, pozycja, menu, rozmiar) values ('Barbara','Majewska','K',8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6]&amp;&quot;','&quot;&amp;[.C16]&amp;&quot;','&quot;&amp;[.D16]&amp;&quot;',&quot;&amp;[.E16]&amp;&quot;,'&quot;&amp;[.F16]&amp;&quot;','&quot;&amp;[.G16]&amp;&quot;','&quot;&amp;[.H16]&amp;&quot;');&quot;" office:value-type="string" office:string-value="insert into zawodnicy(imie, nazwisko, plec, poziom, pozycja, menu, rozmiar) values ('Natalia','Czarnecka','K',10,'cutter','mięso','L');">
            <text:p>insert into zawodnicy(imie, nazwisko, plec, poziom, pozycja, menu, rozmiar) values ('Natalia','Czarnecka','K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7]&amp;&quot;','&quot;&amp;[.C17]&amp;&quot;','&quot;&amp;[.D17]&amp;&quot;',&quot;&amp;[.E17]&amp;&quot;,'&quot;&amp;[.F17]&amp;&quot;','&quot;&amp;[.G17]&amp;&quot;','&quot;&amp;[.H17]&amp;&quot;');&quot;" office:value-type="string" office:string-value="insert into zawodnicy(imie, nazwisko, plec, poziom, pozycja, menu, rozmiar) values ('Urszula','Andrzejewska','K',10,'handler','mięso','XL');">
            <text:p>insert into zawodnicy(imie, nazwisko, plec, poziom, pozycja, menu, rozmiar) values ('Urszula','Andrzejewska','K',10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8]&amp;&quot;','&quot;&amp;[.C18]&amp;&quot;','&quot;&amp;[.D18]&amp;&quot;',&quot;&amp;[.E18]&amp;&quot;,'&quot;&amp;[.F18]&amp;&quot;','&quot;&amp;[.G18]&amp;&quot;','&quot;&amp;[.H18]&amp;&quot;');&quot;" office:value-type="string" office:string-value="insert into zawodnicy(imie, nazwisko, plec, poziom, pozycja, menu, rozmiar) values ('Joanna','Górska','K',5,'handler','mięso','S');">
            <text:p>insert into zawodnicy(imie, nazwisko, plec, poziom, pozycja, menu, rozmiar) values ('Joanna','Górska','K',5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9]&amp;&quot;','&quot;&amp;[.C19]&amp;&quot;','&quot;&amp;[.D19]&amp;&quot;',&quot;&amp;[.E19]&amp;&quot;,'&quot;&amp;[.F19]&amp;&quot;','&quot;&amp;[.G19]&amp;&quot;','&quot;&amp;[.H19]&amp;&quot;');&quot;" office:value-type="string" office:string-value="insert into zawodnicy(imie, nazwisko, plec, poziom, pozycja, menu, rozmiar) values ('Alicja','Sikorska','K',9,'cutter','mięso','M');">
            <text:p>insert into zawodnicy(imie, nazwisko, plec, poziom, pozycja, menu, rozmiar) values ('Alicja','Sikorska','K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0]&amp;&quot;','&quot;&amp;[.C20]&amp;&quot;','&quot;&amp;[.D20]&amp;&quot;',&quot;&amp;[.E20]&amp;&quot;,'&quot;&amp;[.F20]&amp;&quot;','&quot;&amp;[.G20]&amp;&quot;','&quot;&amp;[.H20]&amp;&quot;');&quot;" office:value-type="string" office:string-value="insert into zawodnicy(imie, nazwisko, plec, poziom, pozycja, menu, rozmiar) values ('Natalia','Cieślak','K',9,'cutter','mięso','S');">
            <text:p>insert into zawodnicy(imie, nazwisko, plec, poziom, pozycja, menu, rozmiar) values ('Natalia','Cieślak','K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1]&amp;&quot;','&quot;&amp;[.C21]&amp;&quot;','&quot;&amp;[.D21]&amp;&quot;',&quot;&amp;[.E21]&amp;&quot;,'&quot;&amp;[.F21]&amp;&quot;','&quot;&amp;[.G21]&amp;&quot;','&quot;&amp;[.H21]&amp;&quot;');&quot;" office:value-type="string" office:string-value="insert into zawodnicy(imie, nazwisko, plec, poziom, pozycja, menu, rozmiar) values ('Barbara','Mazurek','K',2,'cutter','mięso','XL');">
            <text:p>insert into zawodnicy(imie, nazwisko, plec, poziom, pozycja, menu, rozmiar) values ('Barbara','Mazurek','K',2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2]&amp;&quot;','&quot;&amp;[.C22]&amp;&quot;','&quot;&amp;[.D22]&amp;&quot;',&quot;&amp;[.E22]&amp;&quot;,'&quot;&amp;[.F22]&amp;&quot;','&quot;&amp;[.G22]&amp;&quot;','&quot;&amp;[.H22]&amp;&quot;');&quot;" office:value-type="string" office:string-value="insert into zawodnicy(imie, nazwisko, plec, poziom, pozycja, menu, rozmiar) values ('Renata','Nowakowska','K',4,'cutter','mięso','S');">
            <text:p>insert into zawodnicy(imie, nazwisko, plec, poziom, pozycja, menu, rozmiar) values ('Renata','Nowakowska','K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3]&amp;&quot;','&quot;&amp;[.C23]&amp;&quot;','&quot;&amp;[.D23]&amp;&quot;',&quot;&amp;[.E23]&amp;&quot;,'&quot;&amp;[.F23]&amp;&quot;','&quot;&amp;[.G23]&amp;&quot;','&quot;&amp;[.H23]&amp;&quot;');&quot;" office:value-type="string" office:string-value="insert into zawodnicy(imie, nazwisko, plec, poziom, pozycja, menu, rozmiar) values ('Teresa','Sikora','K',8,'handler','mięso','M');">
            <text:p>insert into zawodnicy(imie, nazwisko, plec, poziom, pozycja, menu, rozmiar) values ('Teresa','Sikora','K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4]&amp;&quot;','&quot;&amp;[.C24]&amp;&quot;','&quot;&amp;[.D24]&amp;&quot;',&quot;&amp;[.E24]&amp;&quot;,'&quot;&amp;[.F24]&amp;&quot;','&quot;&amp;[.G24]&amp;&quot;','&quot;&amp;[.H24]&amp;&quot;');&quot;" office:value-type="string" office:string-value="insert into zawodnicy(imie, nazwisko, plec, poziom, pozycja, menu, rozmiar) values ('Beata','Kowalczyk','K',2,'cutter','mięso','S');">
            <text:p>insert into zawodnicy(imie, nazwisko, plec, poziom, pozycja, menu, rozmiar) values ('Beata','Kowalczyk','K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5]&amp;&quot;','&quot;&amp;[.C25]&amp;&quot;','&quot;&amp;[.D25]&amp;&quot;',&quot;&amp;[.E25]&amp;&quot;,'&quot;&amp;[.F25]&amp;&quot;','&quot;&amp;[.G25]&amp;&quot;','&quot;&amp;[.H25]&amp;&quot;');&quot;" office:value-type="string" office:string-value="insert into zawodnicy(imie, nazwisko, plec, poziom, pozycja, menu, rozmiar) values ('Elżbieta','Wasilewska','K',3,'handler','wege','S');">
            <text:p>insert into zawodnicy(imie, nazwisko, plec, poziom, pozycja, menu, rozmiar) values ('Elżbieta','Wasilewska','K',3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6]&amp;&quot;','&quot;&amp;[.C26]&amp;&quot;','&quot;&amp;[.D26]&amp;&quot;',&quot;&amp;[.E26]&amp;&quot;,'&quot;&amp;[.F26]&amp;&quot;','&quot;&amp;[.G26]&amp;&quot;','&quot;&amp;[.H26]&amp;&quot;');&quot;" office:value-type="string" office:string-value="insert into zawodnicy(imie, nazwisko, plec, poziom, pozycja, menu, rozmiar) values ('Teresa','Kwiatkowska','K',7,'cutter','mięso','XL');">
            <text:p>insert into zawodnicy(imie, nazwisko, plec, poziom, pozycja, menu, rozmiar) values ('Teresa','Kwiatkowska','K',7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7]&amp;&quot;','&quot;&amp;[.C27]&amp;&quot;','&quot;&amp;[.D27]&amp;&quot;',&quot;&amp;[.E27]&amp;&quot;,'&quot;&amp;[.F27]&amp;&quot;','&quot;&amp;[.G27]&amp;&quot;','&quot;&amp;[.H27]&amp;&quot;');&quot;" office:value-type="string" office:string-value="insert into zawodnicy(imie, nazwisko, plec, poziom, pozycja, menu, rozmiar) values ('Halina','Nowak','K',4,'cutter','mięso','M');">
            <text:p>insert into zawodnicy(imie, nazwisko, plec, poziom, pozycja, menu, rozmiar) values ('Halina','Nowak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8]&amp;&quot;','&quot;&amp;[.C28]&amp;&quot;','&quot;&amp;[.D28]&amp;&quot;',&quot;&amp;[.E28]&amp;&quot;,'&quot;&amp;[.F28]&amp;&quot;','&quot;&amp;[.G28]&amp;&quot;','&quot;&amp;[.H28]&amp;&quot;');&quot;" office:value-type="string" office:string-value="insert into zawodnicy(imie, nazwisko, plec, poziom, pozycja, menu, rozmiar) values ('Barbara','Baran','K',10,'handler','mięso','XL');">
            <text:p>insert into zawodnicy(imie, nazwisko, plec, poziom, pozycja, menu, rozmiar) values ('Barbara','Baran','K',10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9]&amp;&quot;','&quot;&amp;[.C29]&amp;&quot;','&quot;&amp;[.D29]&amp;&quot;',&quot;&amp;[.E29]&amp;&quot;,'&quot;&amp;[.F29]&amp;&quot;','&quot;&amp;[.G29]&amp;&quot;','&quot;&amp;[.H29]&amp;&quot;');&quot;" office:value-type="string" office:string-value="insert into zawodnicy(imie, nazwisko, plec, poziom, pozycja, menu, rozmiar) values ('Stanisława','Sadowska','K',8,'cutter','mięso','L');">
            <text:p>insert into zawodnicy(imie, nazwisko, plec, poziom, pozycja, menu, rozmiar) values ('Stanisława','Sadowska','K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0]&amp;&quot;','&quot;&amp;[.C30]&amp;&quot;','&quot;&amp;[.D30]&amp;&quot;',&quot;&amp;[.E30]&amp;&quot;,'&quot;&amp;[.F30]&amp;&quot;','&quot;&amp;[.G30]&amp;&quot;','&quot;&amp;[.H30]&amp;&quot;');&quot;" office:value-type="string" office:string-value="insert into zawodnicy(imie, nazwisko, plec, poziom, pozycja, menu, rozmiar) values ('Zofia','Wojciechowska','K',5,'cutter','mięso','S');">
            <text:p>insert into zawodnicy(imie, nazwisko, plec, poziom, pozycja, menu, rozmiar) values ('Zofia','Wojciechowska','K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1]&amp;&quot;','&quot;&amp;[.C31]&amp;&quot;','&quot;&amp;[.D31]&amp;&quot;',&quot;&amp;[.E31]&amp;&quot;,'&quot;&amp;[.F31]&amp;&quot;','&quot;&amp;[.G31]&amp;&quot;','&quot;&amp;[.H31]&amp;&quot;');&quot;" office:value-type="string" office:string-value="insert into zawodnicy(imie, nazwisko, plec, poziom, pozycja, menu, rozmiar) values ('Alicja','Baranowska','K',5,'handler','mięso','M');">
            <text:p>insert into zawodnicy(imie, nazwisko, plec, poziom, pozycja, menu, rozmiar) values ('Alicja','Baranowska','K',5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2]&amp;&quot;','&quot;&amp;[.C32]&amp;&quot;','&quot;&amp;[.D32]&amp;&quot;',&quot;&amp;[.E32]&amp;&quot;,'&quot;&amp;[.F32]&amp;&quot;','&quot;&amp;[.G32]&amp;&quot;','&quot;&amp;[.H32]&amp;&quot;');&quot;" office:value-type="string" office:string-value="insert into zawodnicy(imie, nazwisko, plec, poziom, pozycja, menu, rozmiar) values ('Stanisława','Borkowska','K',5,'cutter','mięso','S');">
            <text:p>insert into zawodnicy(imie, nazwisko, plec, poziom, pozycja, menu, rozmiar) values ('Stanisława','Borkowska','K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3]&amp;&quot;','&quot;&amp;[.C33]&amp;&quot;','&quot;&amp;[.D33]&amp;&quot;',&quot;&amp;[.E33]&amp;&quot;,'&quot;&amp;[.F33]&amp;&quot;','&quot;&amp;[.G33]&amp;&quot;','&quot;&amp;[.H33]&amp;&quot;');&quot;" office:value-type="string" office:string-value="insert into zawodnicy(imie, nazwisko, plec, poziom, pozycja, menu, rozmiar) values ('Stefania','Zając','K',6,'cutter','mięso','M');">
            <text:p>insert into zawodnicy(imie, nazwisko, plec, poziom, pozycja, menu, rozmiar) values ('Stefania','Zając','K',6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4]&amp;&quot;','&quot;&amp;[.C34]&amp;&quot;','&quot;&amp;[.D34]&amp;&quot;',&quot;&amp;[.E34]&amp;&quot;,'&quot;&amp;[.F34]&amp;&quot;','&quot;&amp;[.G34]&amp;&quot;','&quot;&amp;[.H34]&amp;&quot;');&quot;" office:value-type="string" office:string-value="insert into zawodnicy(imie, nazwisko, plec, poziom, pozycja, menu, rozmiar) values ('Ewelina','Jabłońska','K',6,'cutter','mięso','XL');">
            <text:p>insert into zawodnicy(imie, nazwisko, plec, poziom, pozycja, menu, rozmiar) values ('Ewelina','Jabłońska','K',6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5]&amp;&quot;','&quot;&amp;[.C35]&amp;&quot;','&quot;&amp;[.D35]&amp;&quot;',&quot;&amp;[.E35]&amp;&quot;,'&quot;&amp;[.F35]&amp;&quot;','&quot;&amp;[.G35]&amp;&quot;','&quot;&amp;[.H35]&amp;&quot;');&quot;" office:value-type="string" office:string-value="insert into zawodnicy(imie, nazwisko, plec, poziom, pozycja, menu, rozmiar) values ('Elżbieta','Majewska','K',5,'handler','mięso','M');">
            <text:p>insert into zawodnicy(imie, nazwisko, plec, poziom, pozycja, menu, rozmiar) values ('Elżbieta','Majewska','K',5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6]&amp;&quot;','&quot;&amp;[.C36]&amp;&quot;','&quot;&amp;[.D36]&amp;&quot;',&quot;&amp;[.E36]&amp;&quot;,'&quot;&amp;[.F36]&amp;&quot;','&quot;&amp;[.G36]&amp;&quot;','&quot;&amp;[.H36]&amp;&quot;');&quot;" office:value-type="string" office:string-value="insert into zawodnicy(imie, nazwisko, plec, poziom, pozycja, menu, rozmiar) values ('Bożena','Wasilewska','K',7,'cutter','mięso','XS');">
            <text:p>insert into zawodnicy(imie, nazwisko, plec, poziom, pozycja, menu, rozmiar) values ('Bożena','Wasilewska','K',7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7]&amp;&quot;','&quot;&amp;[.C37]&amp;&quot;','&quot;&amp;[.D37]&amp;&quot;',&quot;&amp;[.E37]&amp;&quot;,'&quot;&amp;[.F37]&amp;&quot;','&quot;&amp;[.G37]&amp;&quot;','&quot;&amp;[.H37]&amp;&quot;');&quot;" office:value-type="string" office:string-value="insert into zawodnicy(imie, nazwisko, plec, poziom, pozycja, menu, rozmiar) values ('Marzena','Lis','K',9,'handler','mięso','S');">
            <text:p>insert into zawodnicy(imie, nazwisko, plec, poziom, pozycja, menu, rozmiar) values ('Marzena','Lis','K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8]&amp;&quot;','&quot;&amp;[.C38]&amp;&quot;','&quot;&amp;[.D38]&amp;&quot;',&quot;&amp;[.E38]&amp;&quot;,'&quot;&amp;[.F38]&amp;&quot;','&quot;&amp;[.G38]&amp;&quot;','&quot;&amp;[.H38]&amp;&quot;');&quot;" office:value-type="string" office:string-value="insert into zawodnicy(imie, nazwisko, plec, poziom, pozycja, menu, rozmiar) values ('Agata','Bąk','K',9,'cutter','mięso','L');">
            <text:p>insert into zawodnicy(imie, nazwisko, plec, poziom, pozycja, menu, rozmiar) values ('Agata','Bąk','K',9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9]&amp;&quot;','&quot;&amp;[.C39]&amp;&quot;','&quot;&amp;[.D39]&amp;&quot;',&quot;&amp;[.E39]&amp;&quot;,'&quot;&amp;[.F39]&amp;&quot;','&quot;&amp;[.G39]&amp;&quot;','&quot;&amp;[.H39]&amp;&quot;');&quot;" office:value-type="string" office:string-value="insert into zawodnicy(imie, nazwisko, plec, poziom, pozycja, menu, rozmiar) values ('Agnieszka','Szczepańska','K',10,'cutter','mięso','M');">
            <text:p>insert into zawodnicy(imie, nazwisko, plec, poziom, pozycja, menu, rozmiar) values ('Agnieszka','Szczepańska','K',10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0]&amp;&quot;','&quot;&amp;[.C40]&amp;&quot;','&quot;&amp;[.D40]&amp;&quot;',&quot;&amp;[.E40]&amp;&quot;,'&quot;&amp;[.F40]&amp;&quot;','&quot;&amp;[.G40]&amp;&quot;','&quot;&amp;[.H40]&amp;&quot;');&quot;" office:value-type="string" office:string-value="insert into zawodnicy(imie, nazwisko, plec, poziom, pozycja, menu, rozmiar) values ('Maria','Pawłowska','K',6,'cutter','mięso','M');">
            <text:p>insert into zawodnicy(imie, nazwisko, plec, poziom, pozycja, menu, rozmiar) values ('Maria','Pawłowska','K',6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1]&amp;&quot;','&quot;&amp;[.C41]&amp;&quot;','&quot;&amp;[.D41]&amp;&quot;',&quot;&amp;[.E41]&amp;&quot;,'&quot;&amp;[.F41]&amp;&quot;','&quot;&amp;[.G41]&amp;&quot;','&quot;&amp;[.H41]&amp;&quot;');&quot;" office:value-type="string" office:string-value="insert into zawodnicy(imie, nazwisko, plec, poziom, pozycja, menu, rozmiar) values ('Iwona','Pawlak','K',10,'cutter','mięso','XS');">
            <text:p>insert into zawodnicy(imie, nazwisko, plec, poziom, pozycja, menu, rozmiar) values ('Iwona','Pawlak','K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2]&amp;&quot;','&quot;&amp;[.C42]&amp;&quot;','&quot;&amp;[.D42]&amp;&quot;',&quot;&amp;[.E42]&amp;&quot;,'&quot;&amp;[.F42]&amp;&quot;','&quot;&amp;[.G42]&amp;&quot;','&quot;&amp;[.H42]&amp;&quot;');&quot;" office:value-type="string" office:string-value="insert into zawodnicy(imie, nazwisko, plec, poziom, pozycja, menu, rozmiar) values ('Jadwiga','Piotrowska','K',3,'handler','wege','L');">
            <text:p>insert into zawodnicy(imie, nazwisko, plec, poziom, pozycja, menu, rozmiar) values ('Jadwiga','Piotrowska','K',3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3]&amp;&quot;','&quot;&amp;[.C43]&amp;&quot;','&quot;&amp;[.D43]&amp;&quot;',&quot;&amp;[.E43]&amp;&quot;,'&quot;&amp;[.F43]&amp;&quot;','&quot;&amp;[.G43]&amp;&quot;','&quot;&amp;[.H43]&amp;&quot;');&quot;" office:value-type="string" office:string-value="insert into zawodnicy(imie, nazwisko, plec, poziom, pozycja, menu, rozmiar) values ('Renata','Pietrzak','K',6,'cutter','mięso','S');">
            <text:p>insert into zawodnicy(imie, nazwisko, plec, poziom, pozycja, menu, rozmiar) values ('Renata','Pietrzak','K',6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4]&amp;&quot;','&quot;&amp;[.C44]&amp;&quot;','&quot;&amp;[.D44]&amp;&quot;',&quot;&amp;[.E44]&amp;&quot;,'&quot;&amp;[.F44]&amp;&quot;','&quot;&amp;[.G44]&amp;&quot;','&quot;&amp;[.H44]&amp;&quot;');&quot;" office:value-type="string" office:string-value="insert into zawodnicy(imie, nazwisko, plec, poziom, pozycja, menu, rozmiar) values ('Wiesława','Szulc','K',4,'cutter','mięso','M');">
            <text:p>insert into zawodnicy(imie, nazwisko, plec, poziom, pozycja, menu, rozmiar) values ('Wiesława','Szulc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5]&amp;&quot;','&quot;&amp;[.C45]&amp;&quot;','&quot;&amp;[.D45]&amp;&quot;',&quot;&amp;[.E45]&amp;&quot;,'&quot;&amp;[.F45]&amp;&quot;','&quot;&amp;[.G45]&amp;&quot;','&quot;&amp;[.H45]&amp;&quot;');&quot;" office:value-type="string" office:string-value="insert into zawodnicy(imie, nazwisko, plec, poziom, pozycja, menu, rozmiar) values ('Natalia','Tomaszewska','K',6,'cutter','mięso','XS');">
            <text:p>insert into zawodnicy(imie, nazwisko, plec, poziom, pozycja, menu, rozmiar) values ('Natalia','Tomaszewska','K',6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6]&amp;&quot;','&quot;&amp;[.C46]&amp;&quot;','&quot;&amp;[.D46]&amp;&quot;',&quot;&amp;[.E46]&amp;&quot;,'&quot;&amp;[.F46]&amp;&quot;','&quot;&amp;[.G46]&amp;&quot;','&quot;&amp;[.H46]&amp;&quot;');&quot;" office:value-type="string" office:string-value="insert into zawodnicy(imie, nazwisko, plec, poziom, pozycja, menu, rozmiar) values ('Magdalena','Przybylska','K',4,'handler','mięso','XS');">
            <text:p>insert into zawodnicy(imie, nazwisko, plec, poziom, pozycja, menu, rozmiar) values ('Magdalena','Przybylska','K',4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7]&amp;&quot;','&quot;&amp;[.C47]&amp;&quot;','&quot;&amp;[.D47]&amp;&quot;',&quot;&amp;[.E47]&amp;&quot;,'&quot;&amp;[.F47]&amp;&quot;','&quot;&amp;[.G47]&amp;&quot;','&quot;&amp;[.H47]&amp;&quot;');&quot;" office:value-type="string" office:string-value="insert into zawodnicy(imie, nazwisko, plec, poziom, pozycja, menu, rozmiar) values ('Ewa','Olszewska','K',5,'cutter','mięso','L');">
            <text:p>insert into zawodnicy(imie, nazwisko, plec, poziom, pozycja, menu, rozmiar) values ('Ewa','Olszewska','K',5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8]&amp;&quot;','&quot;&amp;[.C48]&amp;&quot;','&quot;&amp;[.D48]&amp;&quot;',&quot;&amp;[.E48]&amp;&quot;,'&quot;&amp;[.F48]&amp;&quot;','&quot;&amp;[.G48]&amp;&quot;','&quot;&amp;[.H48]&amp;&quot;');&quot;" office:value-type="string" office:string-value="insert into zawodnicy(imie, nazwisko, plec, poziom, pozycja, menu, rozmiar) values ('Agata','Dudek','K',2,'handler','mięso','L');">
            <text:p>insert into zawodnicy(imie, nazwisko, plec, poziom, pozycja, menu, rozmiar) values ('Agata','Dudek','K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9]&amp;&quot;','&quot;&amp;[.C49]&amp;&quot;','&quot;&amp;[.D49]&amp;&quot;',&quot;&amp;[.E49]&amp;&quot;,'&quot;&amp;[.F49]&amp;&quot;','&quot;&amp;[.G49]&amp;&quot;','&quot;&amp;[.H49]&amp;&quot;');&quot;" office:value-type="string" office:string-value="insert into zawodnicy(imie, nazwisko, plec, poziom, pozycja, menu, rozmiar) values ('Janina','Kalinowska','K',10,'handler','mięso','M');">
            <text:p>insert into zawodnicy(imie, nazwisko, plec, poziom, pozycja, menu, rozmiar) values ('Janina','Kalinowska','K',10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0]&amp;&quot;','&quot;&amp;[.C50]&amp;&quot;','&quot;&amp;[.D50]&amp;&quot;',&quot;&amp;[.E50]&amp;&quot;,'&quot;&amp;[.F50]&amp;&quot;','&quot;&amp;[.G50]&amp;&quot;','&quot;&amp;[.H50]&amp;&quot;');&quot;" office:value-type="string" office:string-value="insert into zawodnicy(imie, nazwisko, plec, poziom, pozycja, menu, rozmiar) values ('Urszula','Przybylska','K',6,'handler','mięso','M');">
            <text:p>insert into zawodnicy(imie, nazwisko, plec, poziom, pozycja, menu, rozmiar) values ('Urszula','Przybylska','K',6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1]&amp;&quot;','&quot;&amp;[.C51]&amp;&quot;','&quot;&amp;[.D51]&amp;&quot;',&quot;&amp;[.E51]&amp;&quot;,'&quot;&amp;[.F51]&amp;&quot;','&quot;&amp;[.G51]&amp;&quot;','&quot;&amp;[.H51]&amp;&quot;');&quot;" office:value-type="string" office:string-value="insert into zawodnicy(imie, nazwisko, plec, poziom, pozycja, menu, rozmiar) values ('Sylwia','Wieczorek','K',8,'handler','mięso','XS');">
            <text:p>insert into zawodnicy(imie, nazwisko, plec, poziom, pozycja, menu, rozmiar) values ('Sylwia','Wieczorek','K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2]&amp;&quot;','&quot;&amp;[.C52]&amp;&quot;','&quot;&amp;[.D52]&amp;&quot;',&quot;&amp;[.E52]&amp;&quot;,'&quot;&amp;[.F52]&amp;&quot;','&quot;&amp;[.G52]&amp;&quot;','&quot;&amp;[.H52]&amp;&quot;');&quot;" office:value-type="string" office:string-value="insert into zawodnicy(imie, nazwisko, plec, poziom, pozycja, menu, rozmiar) values ('Zdzisław','Kowalczyk','M',2,'cutter','mięso','S');">
            <text:p>insert into zawodnicy(imie, nazwisko, plec, poziom, pozycja, menu, rozmiar) values ('Zdzisław','Kowalczyk','M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3]&amp;&quot;','&quot;&amp;[.C53]&amp;&quot;','&quot;&amp;[.D53]&amp;&quot;',&quot;&amp;[.E53]&amp;&quot;,'&quot;&amp;[.F53]&amp;&quot;','&quot;&amp;[.G53]&amp;&quot;','&quot;&amp;[.H53]&amp;&quot;');&quot;" office:value-type="string" office:string-value="insert into zawodnicy(imie, nazwisko, plec, poziom, pozycja, menu, rozmiar) values ('Czesław','Duda','M',9,'handler','mięso','S');">
            <text:p>insert into zawodnicy(imie, nazwisko, plec, poziom, pozycja, menu, rozmiar) values ('Czesław','Duda','M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4]&amp;&quot;','&quot;&amp;[.C54]&amp;&quot;','&quot;&amp;[.D54]&amp;&quot;',&quot;&amp;[.E54]&amp;&quot;,'&quot;&amp;[.F54]&amp;&quot;','&quot;&amp;[.G54]&amp;&quot;','&quot;&amp;[.H54]&amp;&quot;');&quot;" office:value-type="string" office:string-value="insert into zawodnicy(imie, nazwisko, plec, poziom, pozycja, menu, rozmiar) values ('Jacek','Pawłowski','M',5,'cutter','wege','XS');">
            <text:p>insert into zawodnicy(imie, nazwisko, plec, poziom, pozycja, menu, rozmiar) values ('Jacek','Pawłowski','M',5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5]&amp;&quot;','&quot;&amp;[.C55]&amp;&quot;','&quot;&amp;[.D55]&amp;&quot;',&quot;&amp;[.E55]&amp;&quot;,'&quot;&amp;[.F55]&amp;&quot;','&quot;&amp;[.G55]&amp;&quot;','&quot;&amp;[.H55]&amp;&quot;');&quot;" office:value-type="string" office:string-value="insert into zawodnicy(imie, nazwisko, plec, poziom, pozycja, menu, rozmiar) values ('Roman','Krajewski','M',1,'handler','mięso','L');">
            <text:p>insert into zawodnicy(imie, nazwisko, plec, poziom, pozycja, menu, rozmiar) values ('Roman','Krajewski','M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6]&amp;&quot;','&quot;&amp;[.C56]&amp;&quot;','&quot;&amp;[.D56]&amp;&quot;',&quot;&amp;[.E56]&amp;&quot;,'&quot;&amp;[.F56]&amp;&quot;','&quot;&amp;[.G56]&amp;&quot;','&quot;&amp;[.H56]&amp;&quot;');&quot;" office:value-type="string" office:string-value="insert into zawodnicy(imie, nazwisko, plec, poziom, pozycja, menu, rozmiar) values ('Mariusz','Sikora','M',3,'handler','mięso','S');">
            <text:p>insert into zawodnicy(imie, nazwisko, plec, poziom, pozycja, menu, rozmiar) values ('Mariusz','Sikora','M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7]&amp;&quot;','&quot;&amp;[.C57]&amp;&quot;','&quot;&amp;[.D57]&amp;&quot;',&quot;&amp;[.E57]&amp;&quot;,'&quot;&amp;[.F57]&amp;&quot;','&quot;&amp;[.G57]&amp;&quot;','&quot;&amp;[.H57]&amp;&quot;');&quot;" office:value-type="string" office:string-value="insert into zawodnicy(imie, nazwisko, plec, poziom, pozycja, menu, rozmiar) values ('Jacek','Mazur','M',8,'handler','mięso','XS');">
            <text:p>insert into zawodnicy(imie, nazwisko, plec, poziom, pozycja, menu, rozmiar) values ('Jacek','Mazur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8]&amp;&quot;','&quot;&amp;[.C58]&amp;&quot;','&quot;&amp;[.D58]&amp;&quot;',&quot;&amp;[.E58]&amp;&quot;,'&quot;&amp;[.F58]&amp;&quot;','&quot;&amp;[.G58]&amp;&quot;','&quot;&amp;[.H58]&amp;&quot;');&quot;" office:value-type="string" office:string-value="insert into zawodnicy(imie, nazwisko, plec, poziom, pozycja, menu, rozmiar) values ('Maciej','Kalinowski','M',4,'handler','mięso','XL');">
            <text:p>insert into zawodnicy(imie, nazwisko, plec, poziom, pozycja, menu, rozmiar) values ('Maciej','Kalin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9]&amp;&quot;','&quot;&amp;[.C59]&amp;&quot;','&quot;&amp;[.D59]&amp;&quot;',&quot;&amp;[.E59]&amp;&quot;,'&quot;&amp;[.F59]&amp;&quot;','&quot;&amp;[.G59]&amp;&quot;','&quot;&amp;[.H59]&amp;&quot;');&quot;" office:value-type="string" office:string-value="insert into zawodnicy(imie, nazwisko, plec, poziom, pozycja, menu, rozmiar) values ('Sebastian','Krajewski','M',2,'handler','mięso','XL');">
            <text:p>insert into zawodnicy(imie, nazwisko, plec, poziom, pozycja, menu, rozmiar) values ('Sebastian','Krajewski','M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0]&amp;&quot;','&quot;&amp;[.C60]&amp;&quot;','&quot;&amp;[.D60]&amp;&quot;',&quot;&amp;[.E60]&amp;&quot;,'&quot;&amp;[.F60]&amp;&quot;','&quot;&amp;[.G60]&amp;&quot;','&quot;&amp;[.H60]&amp;&quot;');&quot;" office:value-type="string" office:string-value="insert into zawodnicy(imie, nazwisko, plec, poziom, pozycja, menu, rozmiar) values ('Leszek','Bąk','M',8,'handler','mięso','XL');">
            <text:p>insert into zawodnicy(imie, nazwisko, plec, poziom, pozycja, menu, rozmiar) values ('Leszek','Bąk','M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1]&amp;&quot;','&quot;&amp;[.C61]&amp;&quot;','&quot;&amp;[.D61]&amp;&quot;',&quot;&amp;[.E61]&amp;&quot;,'&quot;&amp;[.F61]&amp;&quot;','&quot;&amp;[.G61]&amp;&quot;','&quot;&amp;[.H61]&amp;&quot;');&quot;" office:value-type="string" office:string-value="insert into zawodnicy(imie, nazwisko, plec, poziom, pozycja, menu, rozmiar) values ('Marek','Walczak','M',2,'handler','mięso','L');">
            <text:p>insert into zawodnicy(imie, nazwisko, plec, poziom, pozycja, menu, rozmiar) values ('Marek','Walczak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2]&amp;&quot;','&quot;&amp;[.C62]&amp;&quot;','&quot;&amp;[.D62]&amp;&quot;',&quot;&amp;[.E62]&amp;&quot;,'&quot;&amp;[.F62]&amp;&quot;','&quot;&amp;[.G62]&amp;&quot;','&quot;&amp;[.H62]&amp;&quot;');&quot;" office:value-type="string" office:string-value="insert into zawodnicy(imie, nazwisko, plec, poziom, pozycja, menu, rozmiar) values ('Jan','Jankowski','M',5,'cutter','mięso','XS');">
            <text:p>insert into zawodnicy(imie, nazwisko, plec, poziom, pozycja, menu, rozmiar) values ('Jan','Jankowski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3]&amp;&quot;','&quot;&amp;[.C63]&amp;&quot;','&quot;&amp;[.D63]&amp;&quot;',&quot;&amp;[.E63]&amp;&quot;,'&quot;&amp;[.F63]&amp;&quot;','&quot;&amp;[.G63]&amp;&quot;','&quot;&amp;[.H63]&amp;&quot;');&quot;" office:value-type="string" office:string-value="insert into zawodnicy(imie, nazwisko, plec, poziom, pozycja, menu, rozmiar) values ('Stanisław','Piotrowski','M',5,'handler','wege','M');">
            <text:p>insert into zawodnicy(imie, nazwisko, plec, poziom, pozycja, menu, rozmiar) values ('Stanisław','Piotrowski','M',5,'handl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4]&amp;&quot;','&quot;&amp;[.C64]&amp;&quot;','&quot;&amp;[.D64]&amp;&quot;',&quot;&amp;[.E64]&amp;&quot;,'&quot;&amp;[.F64]&amp;&quot;','&quot;&amp;[.G64]&amp;&quot;','&quot;&amp;[.H64]&amp;&quot;');&quot;" office:value-type="string" office:string-value="insert into zawodnicy(imie, nazwisko, plec, poziom, pozycja, menu, rozmiar) values ('Czesław','Dąbrowski','M',5,'handler','wege','XL');">
            <text:p>insert into zawodnicy(imie, nazwisko, plec, poziom, pozycja, menu, rozmiar) values ('Czesław','Dąbrowski','M',5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5]&amp;&quot;','&quot;&amp;[.C65]&amp;&quot;','&quot;&amp;[.D65]&amp;&quot;',&quot;&amp;[.E65]&amp;&quot;,'&quot;&amp;[.F65]&amp;&quot;','&quot;&amp;[.G65]&amp;&quot;','&quot;&amp;[.H65]&amp;&quot;');&quot;" office:value-type="string" office:string-value="insert into zawodnicy(imie, nazwisko, plec, poziom, pozycja, menu, rozmiar) values ('Roman','Czarnecki','M',1,'handler','mięso','M');">
            <text:p>insert into zawodnicy(imie, nazwisko, plec, poziom, pozycja, menu, rozmiar) values ('Roman','Czarnecki','M',1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6]&amp;&quot;','&quot;&amp;[.C66]&amp;&quot;','&quot;&amp;[.D66]&amp;&quot;',&quot;&amp;[.E66]&amp;&quot;,'&quot;&amp;[.F66]&amp;&quot;','&quot;&amp;[.G66]&amp;&quot;','&quot;&amp;[.H66]&amp;&quot;');&quot;" office:value-type="string" office:string-value="insert into zawodnicy(imie, nazwisko, plec, poziom, pozycja, menu, rozmiar) values ('Jakub','Sobczak','M',5,'handler','mięso','L');">
            <text:p>insert into zawodnicy(imie, nazwisko, plec, poziom, pozycja, menu, rozmiar) values ('Jakub','Sobczak','M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7]&amp;&quot;','&quot;&amp;[.C67]&amp;&quot;','&quot;&amp;[.D67]&amp;&quot;',&quot;&amp;[.E67]&amp;&quot;,'&quot;&amp;[.F67]&amp;&quot;','&quot;&amp;[.G67]&amp;&quot;','&quot;&amp;[.H67]&amp;&quot;');&quot;" office:value-type="string" office:string-value="insert into zawodnicy(imie, nazwisko, plec, poziom, pozycja, menu, rozmiar) values ('Mateusz','Czerwiński','M',7,'cutter','mięso','XL');">
            <text:p>insert into zawodnicy(imie, nazwisko, plec, poziom, pozycja, menu, rozmiar) values ('Mateusz','Czerwiński','M',7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8]&amp;&quot;','&quot;&amp;[.C68]&amp;&quot;','&quot;&amp;[.D68]&amp;&quot;',&quot;&amp;[.E68]&amp;&quot;,'&quot;&amp;[.F68]&amp;&quot;','&quot;&amp;[.G68]&amp;&quot;','&quot;&amp;[.H68]&amp;&quot;');&quot;" office:value-type="string" office:string-value="insert into zawodnicy(imie, nazwisko, plec, poziom, pozycja, menu, rozmiar) values ('Jacek','Szczepański','M',7,'handler','mięso','S');">
            <text:p>insert into zawodnicy(imie, nazwisko, plec, poziom, pozycja, menu, rozmiar) values ('Jacek','Szczepański','M',7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9]&amp;&quot;','&quot;&amp;[.C69]&amp;&quot;','&quot;&amp;[.D69]&amp;&quot;',&quot;&amp;[.E69]&amp;&quot;,'&quot;&amp;[.F69]&amp;&quot;','&quot;&amp;[.G69]&amp;&quot;','&quot;&amp;[.H69]&amp;&quot;');&quot;" office:value-type="string" office:string-value="insert into zawodnicy(imie, nazwisko, plec, poziom, pozycja, menu, rozmiar) values ('Krzysztof','Baranowski','M',2,'handler','wege','S');">
            <text:p>insert into zawodnicy(imie, nazwisko, plec, poziom, pozycja, menu, rozmiar) values ('Krzysztof','Baranowski','M',2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0]&amp;&quot;','&quot;&amp;[.C70]&amp;&quot;','&quot;&amp;[.D70]&amp;&quot;',&quot;&amp;[.E70]&amp;&quot;,'&quot;&amp;[.F70]&amp;&quot;','&quot;&amp;[.G70]&amp;&quot;','&quot;&amp;[.H70]&amp;&quot;');&quot;" office:value-type="string" office:string-value="insert into zawodnicy(imie, nazwisko, plec, poziom, pozycja, menu, rozmiar) values ('Ryszard','Kwiatkowski','M',10,'cutter','mięso','L');">
            <text:p>insert into zawodnicy(imie, nazwisko, plec, poziom, pozycja, menu, rozmiar) values ('Ryszard','Kwiatkowski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1]&amp;&quot;','&quot;&amp;[.C71]&amp;&quot;','&quot;&amp;[.D71]&amp;&quot;',&quot;&amp;[.E71]&amp;&quot;,'&quot;&amp;[.F71]&amp;&quot;','&quot;&amp;[.G71]&amp;&quot;','&quot;&amp;[.H71]&amp;&quot;');&quot;" office:value-type="string" office:string-value="insert into zawodnicy(imie, nazwisko, plec, poziom, pozycja, menu, rozmiar) values ('Ryszard','Wiśniewski','M',1,'handler','mięso','S');">
            <text:p>insert into zawodnicy(imie, nazwisko, plec, poziom, pozycja, menu, rozmiar) values ('Ryszard','Wiśniewski','M',1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2]&amp;&quot;','&quot;&amp;[.C72]&amp;&quot;','&quot;&amp;[.D72]&amp;&quot;',&quot;&amp;[.E72]&amp;&quot;,'&quot;&amp;[.F72]&amp;&quot;','&quot;&amp;[.G72]&amp;&quot;','&quot;&amp;[.H72]&amp;&quot;');&quot;" office:value-type="string" office:string-value="insert into zawodnicy(imie, nazwisko, plec, poziom, pozycja, menu, rozmiar) values ('Paweł','Baran','M',6,'cutter','mięso','M');">
            <text:p>insert into zawodnicy(imie, nazwisko, plec, poziom, pozycja, menu, rozmiar) values ('Paweł','Baran','M',6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3]&amp;&quot;','&quot;&amp;[.C73]&amp;&quot;','&quot;&amp;[.D73]&amp;&quot;',&quot;&amp;[.E73]&amp;&quot;,'&quot;&amp;[.F73]&amp;&quot;','&quot;&amp;[.G73]&amp;&quot;','&quot;&amp;[.H73]&amp;&quot;');&quot;" office:value-type="string" office:string-value="insert into zawodnicy(imie, nazwisko, plec, poziom, pozycja, menu, rozmiar) values ('Maciej','Wójcik','M',2,'handler','mięso','M');">
            <text:p>insert into zawodnicy(imie, nazwisko, plec, poziom, pozycja, menu, rozmiar) values ('Maciej','Wójcik','M',2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4]&amp;&quot;','&quot;&amp;[.C74]&amp;&quot;','&quot;&amp;[.D74]&amp;&quot;',&quot;&amp;[.E74]&amp;&quot;,'&quot;&amp;[.F74]&amp;&quot;','&quot;&amp;[.G74]&amp;&quot;','&quot;&amp;[.H74]&amp;&quot;');&quot;" office:value-type="string" office:string-value="insert into zawodnicy(imie, nazwisko, plec, poziom, pozycja, menu, rozmiar) values ('Waldemar','Tomaszewski','M',2,'handler','mięso','XL');">
            <text:p>insert into zawodnicy(imie, nazwisko, plec, poziom, pozycja, menu, rozmiar) values ('Waldemar','Tomaszewski','M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5]&amp;&quot;','&quot;&amp;[.C75]&amp;&quot;','&quot;&amp;[.D75]&amp;&quot;',&quot;&amp;[.E75]&amp;&quot;,'&quot;&amp;[.F75]&amp;&quot;','&quot;&amp;[.G75]&amp;&quot;','&quot;&amp;[.H75]&amp;&quot;');&quot;" office:value-type="string" office:string-value="insert into zawodnicy(imie, nazwisko, plec, poziom, pozycja, menu, rozmiar) values ('Artur','Wilk','M',2,'cutter','mięso','M');">
            <text:p>insert into zawodnicy(imie, nazwisko, plec, poziom, pozycja, menu, rozmiar) values ('Artur','Wilk','M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6]&amp;&quot;','&quot;&amp;[.C76]&amp;&quot;','&quot;&amp;[.D76]&amp;&quot;',&quot;&amp;[.E76]&amp;&quot;,'&quot;&amp;[.F76]&amp;&quot;','&quot;&amp;[.G76]&amp;&quot;','&quot;&amp;[.H76]&amp;&quot;');&quot;" office:value-type="string" office:string-value="insert into zawodnicy(imie, nazwisko, plec, poziom, pozycja, menu, rozmiar) values ('Adam','Kwiatkowski','M',5,'handler','mięso','L');">
            <text:p>insert into zawodnicy(imie, nazwisko, plec, poziom, pozycja, menu, rozmiar) values ('Adam','Kwiatkowski','M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7]&amp;&quot;','&quot;&amp;[.C77]&amp;&quot;','&quot;&amp;[.D77]&amp;&quot;',&quot;&amp;[.E77]&amp;&quot;,'&quot;&amp;[.F77]&amp;&quot;','&quot;&amp;[.G77]&amp;&quot;','&quot;&amp;[.H77]&amp;&quot;');&quot;" office:value-type="string" office:string-value="insert into zawodnicy(imie, nazwisko, plec, poziom, pozycja, menu, rozmiar) values ('Jerzy','Szymański','M',2,'handler','mięso','L');">
            <text:p>insert into zawodnicy(imie, nazwisko, plec, poziom, pozycja, menu, rozmiar) values ('Jerzy','Szymański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8]&amp;&quot;','&quot;&amp;[.C78]&amp;&quot;','&quot;&amp;[.D78]&amp;&quot;',&quot;&amp;[.E78]&amp;&quot;,'&quot;&amp;[.F78]&amp;&quot;','&quot;&amp;[.G78]&amp;&quot;','&quot;&amp;[.H78]&amp;&quot;');&quot;" office:value-type="string" office:string-value="insert into zawodnicy(imie, nazwisko, plec, poziom, pozycja, menu, rozmiar) values ('Mateusz','Król','M',5,'cutter','mięso','XL');">
            <text:p>insert into zawodnicy(imie, nazwisko, plec, poziom, pozycja, menu, rozmiar) values ('Mateusz','Król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9]&amp;&quot;','&quot;&amp;[.C79]&amp;&quot;','&quot;&amp;[.D79]&amp;&quot;',&quot;&amp;[.E79]&amp;&quot;,'&quot;&amp;[.F79]&amp;&quot;','&quot;&amp;[.G79]&amp;&quot;','&quot;&amp;[.H79]&amp;&quot;');&quot;" office:value-type="string" office:string-value="insert into zawodnicy(imie, nazwisko, plec, poziom, pozycja, menu, rozmiar) values ('Paweł','Nowicki','M',9,'cutter','mięso','XS');">
            <text:p>insert into zawodnicy(imie, nazwisko, plec, poziom, pozycja, menu, rozmiar) values ('Paweł','Nowicki','M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0]&amp;&quot;','&quot;&amp;[.C80]&amp;&quot;','&quot;&amp;[.D80]&amp;&quot;',&quot;&amp;[.E80]&amp;&quot;,'&quot;&amp;[.F80]&amp;&quot;','&quot;&amp;[.G80]&amp;&quot;','&quot;&amp;[.H80]&amp;&quot;');&quot;" office:value-type="string" office:string-value="insert into zawodnicy(imie, nazwisko, plec, poziom, pozycja, menu, rozmiar) values ('Sebastian','Zając','M',1,'handler','wege','L');">
            <text:p>insert into zawodnicy(imie, nazwisko, plec, poziom, pozycja, menu, rozmiar) values ('Sebastian','Zając','M',1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1]&amp;&quot;','&quot;&amp;[.C81]&amp;&quot;','&quot;&amp;[.D81]&amp;&quot;',&quot;&amp;[.E81]&amp;&quot;,'&quot;&amp;[.F81]&amp;&quot;','&quot;&amp;[.G81]&amp;&quot;','&quot;&amp;[.H81]&amp;&quot;');&quot;" office:value-type="string" office:string-value="insert into zawodnicy(imie, nazwisko, plec, poziom, pozycja, menu, rozmiar) values ('Władysław','Andrzejewski','M',5,'cutter','mięso','XS');">
            <text:p>insert into zawodnicy(imie, nazwisko, plec, poziom, pozycja, menu, rozmiar) values ('Władysław','Andrzejewski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2]&amp;&quot;','&quot;&amp;[.C82]&amp;&quot;','&quot;&amp;[.D82]&amp;&quot;',&quot;&amp;[.E82]&amp;&quot;,'&quot;&amp;[.F82]&amp;&quot;','&quot;&amp;[.G82]&amp;&quot;','&quot;&amp;[.H82]&amp;&quot;');&quot;" office:value-type="string" office:string-value="insert into zawodnicy(imie, nazwisko, plec, poziom, pozycja, menu, rozmiar) values ('Dawid','Wójcik','M',9,'cutter','mięso','M');">
            <text:p>insert into zawodnicy(imie, nazwisko, plec, poziom, pozycja, menu, rozmiar) values ('Dawid','Wójcik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3]&amp;&quot;','&quot;&amp;[.C83]&amp;&quot;','&quot;&amp;[.D83]&amp;&quot;',&quot;&amp;[.E83]&amp;&quot;,'&quot;&amp;[.F83]&amp;&quot;','&quot;&amp;[.G83]&amp;&quot;','&quot;&amp;[.H83]&amp;&quot;');&quot;" office:value-type="string" office:string-value="insert into zawodnicy(imie, nazwisko, plec, poziom, pozycja, menu, rozmiar) values ('Jakub','Walczak','M',5,'handler','mięso','M');">
            <text:p>insert into zawodnicy(imie, nazwisko, plec, poziom, pozycja, menu, rozmiar) values ('Jakub','Walczak','M',5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4]&amp;&quot;','&quot;&amp;[.C84]&amp;&quot;','&quot;&amp;[.D84]&amp;&quot;',&quot;&amp;[.E84]&amp;&quot;,'&quot;&amp;[.F84]&amp;&quot;','&quot;&amp;[.G84]&amp;&quot;','&quot;&amp;[.H84]&amp;&quot;');&quot;" office:value-type="string" office:string-value="insert into zawodnicy(imie, nazwisko, plec, poziom, pozycja, menu, rozmiar) values ('Mirosław','Szczepański','M',2,'handler','mięso','S');">
            <text:p>insert into zawodnicy(imie, nazwisko, plec, poziom, pozycja, menu, rozmiar) values ('Mirosław','Szczepański','M',2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5]&amp;&quot;','&quot;&amp;[.C85]&amp;&quot;','&quot;&amp;[.D85]&amp;&quot;',&quot;&amp;[.E85]&amp;&quot;,'&quot;&amp;[.F85]&amp;&quot;','&quot;&amp;[.G85]&amp;&quot;','&quot;&amp;[.H85]&amp;&quot;');&quot;" office:value-type="string" office:string-value="insert into zawodnicy(imie, nazwisko, plec, poziom, pozycja, menu, rozmiar) values ('Marian','Sadowski','M',8,'cutter','mięso','XS');">
            <text:p>insert into zawodnicy(imie, nazwisko, plec, poziom, pozycja, menu, rozmiar) values ('Marian','Sadowski','M',8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6]&amp;&quot;','&quot;&amp;[.C86]&amp;&quot;','&quot;&amp;[.D86]&amp;&quot;',&quot;&amp;[.E86]&amp;&quot;,'&quot;&amp;[.F86]&amp;&quot;','&quot;&amp;[.G86]&amp;&quot;','&quot;&amp;[.H86]&amp;&quot;');&quot;" office:value-type="string" office:string-value="insert into zawodnicy(imie, nazwisko, plec, poziom, pozycja, menu, rozmiar) values ('Rafał','Ostrowski','M',1,'cutter','mięso','L');">
            <text:p>insert into zawodnicy(imie, nazwisko, plec, poziom, pozycja, menu, rozmiar) values ('Rafał','Ostrowski','M',1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7]&amp;&quot;','&quot;&amp;[.C87]&amp;&quot;','&quot;&amp;[.D87]&amp;&quot;',&quot;&amp;[.E87]&amp;&quot;,'&quot;&amp;[.F87]&amp;&quot;','&quot;&amp;[.G87]&amp;&quot;','&quot;&amp;[.H87]&amp;&quot;');&quot;" office:value-type="string" office:string-value="insert into zawodnicy(imie, nazwisko, plec, poziom, pozycja, menu, rozmiar) values ('Dariusz','Szczepański','M',8,'handler','mięso','XS');">
            <text:p>insert into zawodnicy(imie, nazwisko, plec, poziom, pozycja, menu, rozmiar) values ('Dariusz','Szczepański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8]&amp;&quot;','&quot;&amp;[.C88]&amp;&quot;','&quot;&amp;[.D88]&amp;&quot;',&quot;&amp;[.E88]&amp;&quot;,'&quot;&amp;[.F88]&amp;&quot;','&quot;&amp;[.G88]&amp;&quot;','&quot;&amp;[.H88]&amp;&quot;');&quot;" office:value-type="string" office:string-value="insert into zawodnicy(imie, nazwisko, plec, poziom, pozycja, menu, rozmiar) values ('Andrzej','Kalinowski','M',9,'handler','mięso','XS');">
            <text:p>insert into zawodnicy(imie, nazwisko, plec, poziom, pozycja, menu, rozmiar) values ('Andrzej','Kalinowski','M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9]&amp;&quot;','&quot;&amp;[.C89]&amp;&quot;','&quot;&amp;[.D89]&amp;&quot;',&quot;&amp;[.E89]&amp;&quot;,'&quot;&amp;[.F89]&amp;&quot;','&quot;&amp;[.G89]&amp;&quot;','&quot;&amp;[.H89]&amp;&quot;');&quot;" office:value-type="string" office:string-value="insert into zawodnicy(imie, nazwisko, plec, poziom, pozycja, menu, rozmiar) values ('Marek','Malinowski','M',8,'handler','mięso','M');">
            <text:p>insert into zawodnicy(imie, nazwisko, plec, poziom, pozycja, menu, rozmiar) values ('Marek','Malinowski','M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0]&amp;&quot;','&quot;&amp;[.C90]&amp;&quot;','&quot;&amp;[.D90]&amp;&quot;',&quot;&amp;[.E90]&amp;&quot;,'&quot;&amp;[.F90]&amp;&quot;','&quot;&amp;[.G90]&amp;&quot;','&quot;&amp;[.H90]&amp;&quot;');&quot;" office:value-type="string" office:string-value="insert into zawodnicy(imie, nazwisko, plec, poziom, pozycja, menu, rozmiar) values ('Łukasz','Sawicki','M',5,'cutter','mięso','M');">
            <text:p>insert into zawodnicy(imie, nazwisko, plec, poziom, pozycja, menu, rozmiar) values ('Łukasz','Sawicki','M',5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1]&amp;&quot;','&quot;&amp;[.C91]&amp;&quot;','&quot;&amp;[.D91]&amp;&quot;',&quot;&amp;[.E91]&amp;&quot;,'&quot;&amp;[.F91]&amp;&quot;','&quot;&amp;[.G91]&amp;&quot;','&quot;&amp;[.H91]&amp;&quot;');&quot;" office:value-type="string" office:string-value="insert into zawodnicy(imie, nazwisko, plec, poziom, pozycja, menu, rozmiar) values ('Marian','Bąk','M',8,'handler','mięso','XS');">
            <text:p>insert into zawodnicy(imie, nazwisko, plec, poziom, pozycja, menu, rozmiar) values ('Marian','Bąk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2]&amp;&quot;','&quot;&amp;[.C92]&amp;&quot;','&quot;&amp;[.D92]&amp;&quot;',&quot;&amp;[.E92]&amp;&quot;,'&quot;&amp;[.F92]&amp;&quot;','&quot;&amp;[.G92]&amp;&quot;','&quot;&amp;[.H92]&amp;&quot;');&quot;" office:value-type="string" office:string-value="insert into zawodnicy(imie, nazwisko, plec, poziom, pozycja, menu, rozmiar) values ('Jarosław','Jasiński','M',3,'cutter','mięso','XS');">
            <text:p>insert into zawodnicy(imie, nazwisko, plec, poziom, pozycja, menu, rozmiar) values ('Jarosław','Jasiński','M',3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3]&amp;&quot;','&quot;&amp;[.C93]&amp;&quot;','&quot;&amp;[.D93]&amp;&quot;',&quot;&amp;[.E93]&amp;&quot;,'&quot;&amp;[.F93]&amp;&quot;','&quot;&amp;[.G93]&amp;&quot;','&quot;&amp;[.H93]&amp;&quot;');&quot;" office:value-type="string" office:string-value="insert into zawodnicy(imie, nazwisko, plec, poziom, pozycja, menu, rozmiar) values ('Marcin','Ostrowski','M',2,'handler','mięso','L');">
            <text:p>insert into zawodnicy(imie, nazwisko, plec, poziom, pozycja, menu, rozmiar) values ('Marcin','Ostrowski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4]&amp;&quot;','&quot;&amp;[.C94]&amp;&quot;','&quot;&amp;[.D94]&amp;&quot;',&quot;&amp;[.E94]&amp;&quot;,'&quot;&amp;[.F94]&amp;&quot;','&quot;&amp;[.G94]&amp;&quot;','&quot;&amp;[.H94]&amp;&quot;');&quot;" office:value-type="string" office:string-value="insert into zawodnicy(imie, nazwisko, plec, poziom, pozycja, menu, rozmiar) values ('Rafał','Sawicki','M',9,'handler','mięso','M');">
            <text:p>insert into zawodnicy(imie, nazwisko, plec, poziom, pozycja, menu, rozmiar) values ('Rafał','Sawicki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5]&amp;&quot;','&quot;&amp;[.C95]&amp;&quot;','&quot;&amp;[.D95]&amp;&quot;',&quot;&amp;[.E95]&amp;&quot;,'&quot;&amp;[.F95]&amp;&quot;','&quot;&amp;[.G95]&amp;&quot;','&quot;&amp;[.H95]&amp;&quot;');&quot;" office:value-type="string" office:string-value="insert into zawodnicy(imie, nazwisko, plec, poziom, pozycja, menu, rozmiar) values ('Stanisław','Stępień','M',4,'handler','mięso','M');">
            <text:p>insert into zawodnicy(imie, nazwisko, plec, poziom, pozycja, menu, rozmiar) values ('Stanisław','Stępień','M',4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6]&amp;&quot;','&quot;&amp;[.C96]&amp;&quot;','&quot;&amp;[.D96]&amp;&quot;',&quot;&amp;[.E96]&amp;&quot;,'&quot;&amp;[.F96]&amp;&quot;','&quot;&amp;[.G96]&amp;&quot;','&quot;&amp;[.H96]&amp;&quot;');&quot;" office:value-type="string" office:string-value="insert into zawodnicy(imie, nazwisko, plec, poziom, pozycja, menu, rozmiar) values ('Władysław','Zakrzewski','M',4,'handler','mięso','XL');">
            <text:p>insert into zawodnicy(imie, nazwisko, plec, poziom, pozycja, menu, rozmiar) values ('Władysław','Zakrze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7]&amp;&quot;','&quot;&amp;[.C97]&amp;&quot;','&quot;&amp;[.D97]&amp;&quot;',&quot;&amp;[.E97]&amp;&quot;,'&quot;&amp;[.F97]&amp;&quot;','&quot;&amp;[.G97]&amp;&quot;','&quot;&amp;[.H97]&amp;&quot;');&quot;" office:value-type="string" office:string-value="insert into zawodnicy(imie, nazwisko, plec, poziom, pozycja, menu, rozmiar) values ('Stanisław','Ziółkowski','M',6,'handler','wege','M');">
            <text:p>insert into zawodnicy(imie, nazwisko, plec, poziom, pozycja, menu, rozmiar) values ('Stanisław','Ziółkowski','M',6,'handl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8]&amp;&quot;','&quot;&amp;[.C98]&amp;&quot;','&quot;&amp;[.D98]&amp;&quot;',&quot;&amp;[.E98]&amp;&quot;,'&quot;&amp;[.F98]&amp;&quot;','&quot;&amp;[.G98]&amp;&quot;','&quot;&amp;[.H98]&amp;&quot;');&quot;" office:value-type="string" office:string-value="insert into zawodnicy(imie, nazwisko, plec, poziom, pozycja, menu, rozmiar) values ('Mirosław','Mazurek','M',4,'handler','mięso','L');">
            <text:p>insert into zawodnicy(imie, nazwisko, plec, poziom, pozycja, menu, rozmiar) values ('Mirosław','Mazurek','M',4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9]&amp;&quot;','&quot;&amp;[.C99]&amp;&quot;','&quot;&amp;[.D99]&amp;&quot;',&quot;&amp;[.E99]&amp;&quot;,'&quot;&amp;[.F99]&amp;&quot;','&quot;&amp;[.G99]&amp;&quot;','&quot;&amp;[.H99]&amp;&quot;');&quot;" office:value-type="string" office:string-value="insert into zawodnicy(imie, nazwisko, plec, poziom, pozycja, menu, rozmiar) values ('Piotr','Baran','M',9,'handler','mięso','S');">
            <text:p>insert into zawodnicy(imie, nazwisko, plec, poziom, pozycja, menu, rozmiar) values ('Piotr','Baran','M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0]&amp;&quot;','&quot;&amp;[.C100]&amp;&quot;','&quot;&amp;[.D100]&amp;&quot;',&quot;&amp;[.E100]&amp;&quot;,'&quot;&amp;[.F100]&amp;&quot;','&quot;&amp;[.G100]&amp;&quot;','&quot;&amp;[.H100]&amp;&quot;');&quot;" office:value-type="string" office:string-value="insert into zawodnicy(imie, nazwisko, plec, poziom, pozycja, menu, rozmiar) values ('Łukasz','Ostrowski','M',3,'cutter','mięso','XL');">
            <text:p>insert into zawodnicy(imie, nazwisko, plec, poziom, pozycja, menu, rozmiar) values ('Łukasz','Ostrowski','M',3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1]&amp;&quot;','&quot;&amp;[.C101]&amp;&quot;','&quot;&amp;[.D101]&amp;&quot;',&quot;&amp;[.E101]&amp;&quot;,'&quot;&amp;[.F101]&amp;&quot;','&quot;&amp;[.G101]&amp;&quot;','&quot;&amp;[.H101]&amp;&quot;');&quot;" office:value-type="string" office:string-value="insert into zawodnicy(imie, nazwisko, plec, poziom, pozycja, menu, rozmiar) values ('Damian','Zając','M',10,'cutter','mięso','L');">
            <text:p>insert into zawodnicy(imie, nazwisko, plec, poziom, pozycja, menu, rozmiar) values ('Damian','Zając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2]&amp;&quot;','&quot;&amp;[.C102]&amp;&quot;','&quot;&amp;[.D102]&amp;&quot;',&quot;&amp;[.E102]&amp;&quot;,'&quot;&amp;[.F102]&amp;&quot;','&quot;&amp;[.G102]&amp;&quot;','&quot;&amp;[.H102]&amp;&quot;');&quot;" office:value-type="string" office:string-value="insert into zawodnicy(imie, nazwisko, plec, poziom, pozycja, menu, rozmiar) values ('Roman','Jaworski','M',5,'cutter','mięso','XL');">
            <text:p>insert into zawodnicy(imie, nazwisko, plec, poziom, pozycja, menu, rozmiar) values ('Roman','Jaworski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3]&amp;&quot;','&quot;&amp;[.C103]&amp;&quot;','&quot;&amp;[.D103]&amp;&quot;',&quot;&amp;[.E103]&amp;&quot;,'&quot;&amp;[.F103]&amp;&quot;','&quot;&amp;[.G103]&amp;&quot;','&quot;&amp;[.H103]&amp;&quot;');&quot;" office:value-type="string" office:string-value="insert into zawodnicy(imie, nazwisko, plec, poziom, pozycja, menu, rozmiar) values ('Jakub','Wasilewski','M',7,'handler','mięso','XS');">
            <text:p>insert into zawodnicy(imie, nazwisko, plec, poziom, pozycja, menu, rozmiar) values ('Jakub','Wasilewski','M',7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4]&amp;&quot;','&quot;&amp;[.C104]&amp;&quot;','&quot;&amp;[.D104]&amp;&quot;',&quot;&amp;[.E104]&amp;&quot;,'&quot;&amp;[.F104]&amp;&quot;','&quot;&amp;[.G104]&amp;&quot;','&quot;&amp;[.H104]&amp;&quot;');&quot;" office:value-type="string" office:string-value="insert into zawodnicy(imie, nazwisko, plec, poziom, pozycja, menu, rozmiar) values ('Robert','Kalinowski','M',8,'handler','wege','XL');">
            <text:p>insert into zawodnicy(imie, nazwisko, plec, poziom, pozycja, menu, rozmiar) values ('Robert','Kalinowski','M',8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5]&amp;&quot;','&quot;&amp;[.C105]&amp;&quot;','&quot;&amp;[.D105]&amp;&quot;',&quot;&amp;[.E105]&amp;&quot;,'&quot;&amp;[.F105]&amp;&quot;','&quot;&amp;[.G105]&amp;&quot;','&quot;&amp;[.H105]&amp;&quot;');&quot;" office:value-type="string" office:string-value="insert into zawodnicy(imie, nazwisko, plec, poziom, pozycja, menu, rozmiar) values ('Wojciech','Wieczorek','M',10,'cutter','mięso','XS');">
            <text:p>insert into zawodnicy(imie, nazwisko, plec, poziom, pozycja, menu, rozmiar) values ('Wojciech','Wieczorek','M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6]&amp;&quot;','&quot;&amp;[.C106]&amp;&quot;','&quot;&amp;[.D106]&amp;&quot;',&quot;&amp;[.E106]&amp;&quot;,'&quot;&amp;[.F106]&amp;&quot;','&quot;&amp;[.G106]&amp;&quot;','&quot;&amp;[.H106]&amp;&quot;');&quot;" office:value-type="string" office:string-value="insert into zawodnicy(imie, nazwisko, plec, poziom, pozycja, menu, rozmiar) values ('Łukasz','Rutkowski','M',8,'handler','mięso','XS');">
            <text:p>insert into zawodnicy(imie, nazwisko, plec, poziom, pozycja, menu, rozmiar) values ('Łukasz','Rutkowski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7]&amp;&quot;','&quot;&amp;[.C107]&amp;&quot;','&quot;&amp;[.D107]&amp;&quot;',&quot;&amp;[.E107]&amp;&quot;,'&quot;&amp;[.F107]&amp;&quot;','&quot;&amp;[.G107]&amp;&quot;','&quot;&amp;[.H107]&amp;&quot;');&quot;" office:value-type="string" office:string-value="insert into zawodnicy(imie, nazwisko, plec, poziom, pozycja, menu, rozmiar) values ('Roman','Kaczmarek','M',1,'cutter','mięso','S');">
            <text:p>insert into zawodnicy(imie, nazwisko, plec, poziom, pozycja, menu, rozmiar) values ('Roman','Kaczmarek','M',1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8]&amp;&quot;','&quot;&amp;[.C108]&amp;&quot;','&quot;&amp;[.D108]&amp;&quot;',&quot;&amp;[.E108]&amp;&quot;,'&quot;&amp;[.F108]&amp;&quot;','&quot;&amp;[.G108]&amp;&quot;','&quot;&amp;[.H108]&amp;&quot;');&quot;" office:value-type="string" office:string-value="insert into zawodnicy(imie, nazwisko, plec, poziom, pozycja, menu, rozmiar) values ('Sebastian','Nowakowski','M',5,'handler','wege','XL');">
            <text:p>insert into zawodnicy(imie, nazwisko, plec, poziom, pozycja, menu, rozmiar) values ('Sebastian','Nowakowski','M',5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9]&amp;&quot;','&quot;&amp;[.C109]&amp;&quot;','&quot;&amp;[.D109]&amp;&quot;',&quot;&amp;[.E109]&amp;&quot;,'&quot;&amp;[.F109]&amp;&quot;','&quot;&amp;[.G109]&amp;&quot;','&quot;&amp;[.H109]&amp;&quot;');&quot;" office:value-type="string" office:string-value="insert into zawodnicy(imie, nazwisko, plec, poziom, pozycja, menu, rozmiar) values ('Rafał','Michalak','M',10,'handler','mięso','S');">
            <text:p>insert into zawodnicy(imie, nazwisko, plec, poziom, pozycja, menu, rozmiar) values ('Rafał','Michalak','M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0]&amp;&quot;','&quot;&amp;[.C110]&amp;&quot;','&quot;&amp;[.D110]&amp;&quot;',&quot;&amp;[.E110]&amp;&quot;,'&quot;&amp;[.F110]&amp;&quot;','&quot;&amp;[.G110]&amp;&quot;','&quot;&amp;[.H110]&amp;&quot;');&quot;" office:value-type="string" office:string-value="insert into zawodnicy(imie, nazwisko, plec, poziom, pozycja, menu, rozmiar) values ('Czesław','Jakubowski','M',4,'handler','mięso','XL');">
            <text:p>insert into zawodnicy(imie, nazwisko, plec, poziom, pozycja, menu, rozmiar) values ('Czesław','Jakub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1]&amp;&quot;','&quot;&amp;[.C111]&amp;&quot;','&quot;&amp;[.D111]&amp;&quot;',&quot;&amp;[.E111]&amp;&quot;,'&quot;&amp;[.F111]&amp;&quot;','&quot;&amp;[.G111]&amp;&quot;','&quot;&amp;[.H111]&amp;&quot;');&quot;" office:value-type="string" office:string-value="insert into zawodnicy(imie, nazwisko, plec, poziom, pozycja, menu, rozmiar) values ('Wiesław','Nowicki','M',7,'handler','wege','S');">
            <text:p>insert into zawodnicy(imie, nazwisko, plec, poziom, pozycja, menu, rozmiar) values ('Wiesław','Nowicki','M',7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2]&amp;&quot;','&quot;&amp;[.C112]&amp;&quot;','&quot;&amp;[.D112]&amp;&quot;',&quot;&amp;[.E112]&amp;&quot;,'&quot;&amp;[.F112]&amp;&quot;','&quot;&amp;[.G112]&amp;&quot;','&quot;&amp;[.H112]&amp;&quot;');&quot;" office:value-type="string" office:string-value="insert into zawodnicy(imie, nazwisko, plec, poziom, pozycja, menu, rozmiar) values ('Daniel','Sokołowski','M',8,'cutter','wege','XL');">
            <text:p>insert into zawodnicy(imie, nazwisko, plec, poziom, pozycja, menu, rozmiar) values ('Daniel','Sokołowski','M',8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3]&amp;&quot;','&quot;&amp;[.C113]&amp;&quot;','&quot;&amp;[.D113]&amp;&quot;',&quot;&amp;[.E113]&amp;&quot;,'&quot;&amp;[.F113]&amp;&quot;','&quot;&amp;[.G113]&amp;&quot;','&quot;&amp;[.H113]&amp;&quot;');&quot;" office:value-type="string" office:string-value="insert into zawodnicy(imie, nazwisko, plec, poziom, pozycja, menu, rozmiar) values ('Sławomir','Mazurek','M',1,'cutter','mięso','XS');">
            <text:p>insert into zawodnicy(imie, nazwisko, plec, poziom, pozycja, menu, rozmiar) values ('Sławomir','Mazurek','M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4]&amp;&quot;','&quot;&amp;[.C114]&amp;&quot;','&quot;&amp;[.D114]&amp;&quot;',&quot;&amp;[.E114]&amp;&quot;,'&quot;&amp;[.F114]&amp;&quot;','&quot;&amp;[.G114]&amp;&quot;','&quot;&amp;[.H114]&amp;&quot;');&quot;" office:value-type="string" office:string-value="insert into zawodnicy(imie, nazwisko, plec, poziom, pozycja, menu, rozmiar) values ('Marek','Zając','M',5,'handler','wege','L');">
            <text:p>insert into zawodnicy(imie, nazwisko, plec, poziom, pozycja, menu, rozmiar) values ('Marek','Zając','M',5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5]&amp;&quot;','&quot;&amp;[.C115]&amp;&quot;','&quot;&amp;[.D115]&amp;&quot;',&quot;&amp;[.E115]&amp;&quot;,'&quot;&amp;[.F115]&amp;&quot;','&quot;&amp;[.G115]&amp;&quot;','&quot;&amp;[.H115]&amp;&quot;');&quot;" office:value-type="string" office:string-value="insert into zawodnicy(imie, nazwisko, plec, poziom, pozycja, menu, rozmiar) values ('Ryszard','Laskowski','M',8,'handler','mięso','S');">
            <text:p>insert into zawodnicy(imie, nazwisko, plec, poziom, pozycja, menu, rozmiar) values ('Ryszard','Laskowski','M',8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6]&amp;&quot;','&quot;&amp;[.C116]&amp;&quot;','&quot;&amp;[.D116]&amp;&quot;',&quot;&amp;[.E116]&amp;&quot;,'&quot;&amp;[.F116]&amp;&quot;','&quot;&amp;[.G116]&amp;&quot;','&quot;&amp;[.H116]&amp;&quot;');&quot;" office:value-type="string" office:string-value="insert into zawodnicy(imie, nazwisko, plec, poziom, pozycja, menu, rozmiar) values ('Jarosław','Kalinowski','M',5,'handler','mięso','M');">
            <text:p>insert into zawodnicy(imie, nazwisko, plec, poziom, pozycja, menu, rozmiar) values ('Jarosław','Kalinowski','M',5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7]&amp;&quot;','&quot;&amp;[.C117]&amp;&quot;','&quot;&amp;[.D117]&amp;&quot;',&quot;&amp;[.E117]&amp;&quot;,'&quot;&amp;[.F117]&amp;&quot;','&quot;&amp;[.G117]&amp;&quot;','&quot;&amp;[.H117]&amp;&quot;');&quot;" office:value-type="string" office:string-value="insert into zawodnicy(imie, nazwisko, plec, poziom, pozycja, menu, rozmiar) values ('Zbigniew','Kowalski','M',1,'cutter','mięso','XL');">
            <text:p>insert into zawodnicy(imie, nazwisko, plec, poziom, pozycja, menu, rozmiar) values ('Zbigniew','Kowalski','M',1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8]&amp;&quot;','&quot;&amp;[.C118]&amp;&quot;','&quot;&amp;[.D118]&amp;&quot;',&quot;&amp;[.E118]&amp;&quot;,'&quot;&amp;[.F118]&amp;&quot;','&quot;&amp;[.G118]&amp;&quot;','&quot;&amp;[.H118]&amp;&quot;');&quot;" office:value-type="string" office:string-value="insert into zawodnicy(imie, nazwisko, plec, poziom, pozycja, menu, rozmiar) values ('Czesław','Jasiński','M',9,'cutter','mięso','XS');">
            <text:p>insert into zawodnicy(imie, nazwisko, plec, poziom, pozycja, menu, rozmiar) values ('Czesław','Jasiński','M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9]&amp;&quot;','&quot;&amp;[.C119]&amp;&quot;','&quot;&amp;[.D119]&amp;&quot;',&quot;&amp;[.E119]&amp;&quot;,'&quot;&amp;[.F119]&amp;&quot;','&quot;&amp;[.G119]&amp;&quot;','&quot;&amp;[.H119]&amp;&quot;');&quot;" office:value-type="string" office:string-value="insert into zawodnicy(imie, nazwisko, plec, poziom, pozycja, menu, rozmiar) values ('Damian','Zalewski','M',2,'cutter','mięso','XL');">
            <text:p>insert into zawodnicy(imie, nazwisko, plec, poziom, pozycja, menu, rozmiar) values ('Damian','Zalewski','M',2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0]&amp;&quot;','&quot;&amp;[.C120]&amp;&quot;','&quot;&amp;[.D120]&amp;&quot;',&quot;&amp;[.E120]&amp;&quot;,'&quot;&amp;[.F120]&amp;&quot;','&quot;&amp;[.G120]&amp;&quot;','&quot;&amp;[.H120]&amp;&quot;');&quot;" office:value-type="string" office:string-value="insert into zawodnicy(imie, nazwisko, plec, poziom, pozycja, menu, rozmiar) values ('Andrzej','Głowacki','M',2,'cutter','mięso','L');">
            <text:p>insert into zawodnicy(imie, nazwisko, plec, poziom, pozycja, menu, rozmiar) values ('Andrzej','Głowacki','M',2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1]&amp;&quot;','&quot;&amp;[.C121]&amp;&quot;','&quot;&amp;[.D121]&amp;&quot;',&quot;&amp;[.E121]&amp;&quot;,'&quot;&amp;[.F121]&amp;&quot;','&quot;&amp;[.G121]&amp;&quot;','&quot;&amp;[.H121]&amp;&quot;');&quot;" office:value-type="string" office:string-value="insert into zawodnicy(imie, nazwisko, plec, poziom, pozycja, menu, rozmiar) values ('Sławomir','Szulc','M',3,'cutter','mięso','S');">
            <text:p>insert into zawodnicy(imie, nazwisko, plec, poziom, pozycja, menu, rozmiar) values ('Sławomir','Szulc','M',3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2]&amp;&quot;','&quot;&amp;[.C122]&amp;&quot;','&quot;&amp;[.D122]&amp;&quot;',&quot;&amp;[.E122]&amp;&quot;,'&quot;&amp;[.F122]&amp;&quot;','&quot;&amp;[.G122]&amp;&quot;','&quot;&amp;[.H122]&amp;&quot;');&quot;" office:value-type="string" office:string-value="insert into zawodnicy(imie, nazwisko, plec, poziom, pozycja, menu, rozmiar) values ('Piotr','Andrzejewski','M',3,'handler','mięso','S');">
            <text:p>insert into zawodnicy(imie, nazwisko, plec, poziom, pozycja, menu, rozmiar) values ('Piotr','Andrzejewski','M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3]&amp;&quot;','&quot;&amp;[.C123]&amp;&quot;','&quot;&amp;[.D123]&amp;&quot;',&quot;&amp;[.E123]&amp;&quot;,'&quot;&amp;[.F123]&amp;&quot;','&quot;&amp;[.G123]&amp;&quot;','&quot;&amp;[.H123]&amp;&quot;');&quot;" office:value-type="string" office:string-value="insert into zawodnicy(imie, nazwisko, plec, poziom, pozycja, menu, rozmiar) values ('Władysław','Pawlak','M',1,'handler','mięso','XS');">
            <text:p>insert into zawodnicy(imie, nazwisko, plec, poziom, pozycja, menu, rozmiar) values ('Władysław','Pawlak','M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4]&amp;&quot;','&quot;&amp;[.C124]&amp;&quot;','&quot;&amp;[.D124]&amp;&quot;',&quot;&amp;[.E124]&amp;&quot;,'&quot;&amp;[.F124]&amp;&quot;','&quot;&amp;[.G124]&amp;&quot;','&quot;&amp;[.H124]&amp;&quot;');&quot;" office:value-type="string" office:string-value="insert into zawodnicy(imie, nazwisko, plec, poziom, pozycja, menu, rozmiar) values ('Waldemar','Laskowski','M',10,'handler','mięso','M');">
            <text:p>insert into zawodnicy(imie, nazwisko, plec, poziom, pozycja, menu, rozmiar) values ('Waldemar','Laskowski','M',10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5]&amp;&quot;','&quot;&amp;[.C125]&amp;&quot;','&quot;&amp;[.D125]&amp;&quot;',&quot;&amp;[.E125]&amp;&quot;,'&quot;&amp;[.F125]&amp;&quot;','&quot;&amp;[.G125]&amp;&quot;','&quot;&amp;[.H125]&amp;&quot;');&quot;" office:value-type="string" office:string-value="insert into zawodnicy(imie, nazwisko, plec, poziom, pozycja, menu, rozmiar) values ('Jan','Makowski','M',6,'handler','mięso','XL');">
            <text:p>insert into zawodnicy(imie, nazwisko, plec, poziom, pozycja, menu, rozmiar) values ('Jan','Makowski','M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6]&amp;&quot;','&quot;&amp;[.C126]&amp;&quot;','&quot;&amp;[.D126]&amp;&quot;',&quot;&amp;[.E126]&amp;&quot;,'&quot;&amp;[.F126]&amp;&quot;','&quot;&amp;[.G126]&amp;&quot;','&quot;&amp;[.H126]&amp;&quot;');&quot;" office:value-type="string" office:string-value="insert into zawodnicy(imie, nazwisko, plec, poziom, pozycja, menu, rozmiar) values ('Waldemar','Mazurek','M',1,'cutter','mięso','L');">
            <text:p>insert into zawodnicy(imie, nazwisko, plec, poziom, pozycja, menu, rozmiar) values ('Waldemar','Mazurek','M',1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7]&amp;&quot;','&quot;&amp;[.C127]&amp;&quot;','&quot;&amp;[.D127]&amp;&quot;',&quot;&amp;[.E127]&amp;&quot;,'&quot;&amp;[.F127]&amp;&quot;','&quot;&amp;[.G127]&amp;&quot;','&quot;&amp;[.H127]&amp;&quot;');&quot;" office:value-type="string" office:string-value="insert into zawodnicy(imie, nazwisko, plec, poziom, pozycja, menu, rozmiar) values ('Jarosław','Sadowski','M',9,'handler','mięso','S');">
            <text:p>insert into zawodnicy(imie, nazwisko, plec, poziom, pozycja, menu, rozmiar) values ('Jarosław','Sadowski','M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8]&amp;&quot;','&quot;&amp;[.C128]&amp;&quot;','&quot;&amp;[.D128]&amp;&quot;',&quot;&amp;[.E128]&amp;&quot;,'&quot;&amp;[.F128]&amp;&quot;','&quot;&amp;[.G128]&amp;&quot;','&quot;&amp;[.H128]&amp;&quot;');&quot;" office:value-type="string" office:string-value="insert into zawodnicy(imie, nazwisko, plec, poziom, pozycja, menu, rozmiar) values ('Marian','Jankowski','M',1,'handler','mięso','M');">
            <text:p>insert into zawodnicy(imie, nazwisko, plec, poziom, pozycja, menu, rozmiar) values ('Marian','Jankowski','M',1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9]&amp;&quot;','&quot;&amp;[.C129]&amp;&quot;','&quot;&amp;[.D129]&amp;&quot;',&quot;&amp;[.E129]&amp;&quot;,'&quot;&amp;[.F129]&amp;&quot;','&quot;&amp;[.G129]&amp;&quot;','&quot;&amp;[.H129]&amp;&quot;');&quot;" office:value-type="string" office:string-value="insert into zawodnicy(imie, nazwisko, plec, poziom, pozycja, menu, rozmiar) values ('Jan','Woźniak','M',8,'handler','mięso','XS');">
            <text:p>insert into zawodnicy(imie, nazwisko, plec, poziom, pozycja, menu, rozmiar) values ('Jan','Woźniak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30]&amp;&quot;','&quot;&amp;[.C130]&amp;&quot;','&quot;&amp;[.D130]&amp;&quot;',&quot;&amp;[.E130]&amp;&quot;,'&quot;&amp;[.F130]&amp;&quot;','&quot;&amp;[.G130]&amp;&quot;','&quot;&amp;[.H130]&amp;&quot;');&quot;" office:value-type="string" office:string-value="insert into zawodnicy(imie, nazwisko, plec, poziom, pozycja, menu, rozmiar) values ('Łukasz','Walczak','M',7,'cutter','mięso','S');">
            <text:p>insert into zawodnicy(imie, nazwisko, plec, poziom, pozycja, menu, rozmiar) values ('Łukasz','Walczak','M',7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31]&amp;&quot;','&quot;&amp;[.C131]&amp;&quot;','&quot;&amp;[.D131]&amp;&quot;',&quot;&amp;[.E131]&amp;&quot;,'&quot;&amp;[.F131]&amp;&quot;','&quot;&amp;[.G131]&amp;&quot;','&quot;&amp;[.H131]&amp;&quot;');&quot;" office:value-type="string" office:string-value="insert into zawodnicy(imie, nazwisko, plec, poziom, pozycja, menu, rozmiar) values ('Jan','Wróbel','M',9,'handler','mięso','XS');">
            <text:p>insert into zawodnicy(imie, nazwisko, plec, poziom, pozycja, menu, rozmiar) values ('Jan','Wróbel','M',9,'handler','mięso','XS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4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509575742064044">
            <text:p>0,5095757421</text:p>
          </table:table-cell>
          <table:table-cell table:formula="of:=IF([.A2]&lt;0.5;ROUNDDOWN(15*RAND());15)" office:value-type="float" office:value="15">
            <text:p>15</text:p>
          </table:table-cell>
          <table:table-cell table:formula="of:=IF([.A2]&lt;0.5;15;ROUNDDOWN(15*RAND()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15, z_kim_pkt = 4 where id = 1;">
            <text:p>update mecze set kto_pkt = 15, z_kim_pkt = 4 where id = 1;</text:p>
          </table:table-cell>
        </table:table-row>
        <table:table-row table:style-name="ro1">
          <table:table-cell table:formula="of:=RAND()" office:value-type="float" office:value="0.187712167622522">
            <text:p>0,1877121676</text:p>
          </table:table-cell>
          <table:table-cell table:formula="of:=IF([.A3]&lt;0.5;ROUNDDOWN(15*RAND());15)" office:value-type="float" office:value="0">
            <text:p>0</text:p>
          </table:table-cell>
          <table:table-cell table:formula="of:=IF([.A3]&lt;0.5;15;ROUNDDOWN(15*RAND()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0, z_kim_pkt = 15 where id = 2;">
            <text:p>update mecze set kto_pkt = 0, z_kim_pkt = 15 where id = 2;</text:p>
          </table:table-cell>
        </table:table-row>
        <table:table-row table:style-name="ro1">
          <table:table-cell table:formula="of:=RAND()" office:value-type="float" office:value="0.751283446559683">
            <text:p>0,7512834466</text:p>
          </table:table-cell>
          <table:table-cell table:formula="of:=IF([.A4]&lt;0.5;ROUNDDOWN(15*RAND());15)" office:value-type="float" office:value="15">
            <text:p>15</text:p>
          </table:table-cell>
          <table:table-cell table:formula="of:=IF([.A4]&lt;0.5;15;ROUNDDOWN(15*RAND()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15, z_kim_pkt = 12 where id = 3;">
            <text:p>update mecze set kto_pkt = 15, z_kim_pkt = 12 where id = 3;</text:p>
          </table:table-cell>
        </table:table-row>
        <table:table-row table:style-name="ro1">
          <table:table-cell table:formula="of:=RAND()" office:value-type="float" office:value="0.857734699035063">
            <text:p>0,857734699</text:p>
          </table:table-cell>
          <table:table-cell table:formula="of:=IF([.A5]&lt;0.5;ROUNDDOWN(15*RAND());15)" office:value-type="float" office:value="15">
            <text:p>15</text:p>
          </table:table-cell>
          <table:table-cell table:formula="of:=IF([.A5]&lt;0.5;15;ROUNDDOWN(15*RAND()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15, z_kim_pkt = 10 where id = 4;">
            <text:p>update mecze set kto_pkt = 15, z_kim_pkt = 10 where id = 4;</text:p>
          </table:table-cell>
        </table:table-row>
        <table:table-row table:style-name="ro1">
          <table:table-cell table:formula="of:=RAND()" office:value-type="float" office:value="0.239772886037827">
            <text:p>0,239772886</text:p>
          </table:table-cell>
          <table:table-cell table:formula="of:=IF([.A6]&lt;0.5;ROUNDDOWN(15*RAND());15)" office:value-type="float" office:value="13">
            <text:p>13</text:p>
          </table:table-cell>
          <table:table-cell table:formula="of:=IF([.A6]&lt;0.5;15;ROUNDDOWN(15*RAND()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13, z_kim_pkt = 15 where id = 5;">
            <text:p>update mecze set kto_pkt = 13, z_kim_pkt = 15 where id = 5;</text:p>
          </table:table-cell>
        </table:table-row>
        <table:table-row table:style-name="ro1">
          <table:table-cell table:formula="of:=RAND()" office:value-type="float" office:value="0.633490791078657">
            <text:p>0,6334907911</text:p>
          </table:table-cell>
          <table:table-cell table:formula="of:=IF([.A7]&lt;0.5;ROUNDDOWN(15*RAND());15)" office:value-type="float" office:value="15">
            <text:p>15</text:p>
          </table:table-cell>
          <table:table-cell table:formula="of:=IF([.A7]&lt;0.5;15;ROUNDDOWN(15*RAND()))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15, z_kim_pkt = 5 where id = 6;">
            <text:p>update mecze set kto_pkt = 15, z_kim_pkt = 5 where id = 6;</text:p>
          </table:table-cell>
        </table:table-row>
        <table:table-row table:style-name="ro1">
          <table:table-cell table:formula="of:=RAND()" office:value-type="float" office:value="0.630177703686059">
            <text:p>0,6301777037</text:p>
          </table:table-cell>
          <table:table-cell table:formula="of:=IF([.A8]&lt;0.5;ROUNDDOWN(15*RAND());15)" office:value-type="float" office:value="15">
            <text:p>15</text:p>
          </table:table-cell>
          <table:table-cell table:formula="of:=IF([.A8]&lt;0.5;15;ROUNDDOWN(15*RAND())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15, z_kim_pkt = 8 where id = 7;">
            <text:p>update mecze set kto_pkt = 15, z_kim_pkt = 8 where id = 7;</text:p>
          </table:table-cell>
        </table:table-row>
        <table:table-row table:style-name="ro1">
          <table:table-cell table:formula="of:=RAND()" office:value-type="float" office:value="0.996063303900883">
            <text:p>0,9960633039</text:p>
          </table:table-cell>
          <table:table-cell table:formula="of:=IF([.A9]&lt;0.5;ROUNDDOWN(15*RAND());15)" office:value-type="float" office:value="15">
            <text:p>15</text:p>
          </table:table-cell>
          <table:table-cell table:formula="of:=IF([.A9]&lt;0.5;15;ROUNDDOWN(15*RAND())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15, z_kim_pkt = 0 where id = 8;">
            <text:p>update mecze set kto_pkt = 15, z_kim_pkt = 0 where id = 8;</text:p>
          </table:table-cell>
        </table:table-row>
        <table:table-row table:style-name="ro1">
          <table:table-cell table:formula="of:=RAND()" office:value-type="float" office:value="0.522429715609178">
            <text:p>0,5224297156</text:p>
          </table:table-cell>
          <table:table-cell table:formula="of:=IF([.A10]&lt;0.5;ROUNDDOWN(15*RAND());15)" office:value-type="float" office:value="15">
            <text:p>15</text:p>
          </table:table-cell>
          <table:table-cell table:formula="of:=IF([.A10]&lt;0.5;15;ROUNDDOWN(15*RAND()))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15, z_kim_pkt = 9 where id = 9;">
            <text:p>update mecze set kto_pkt = 15, z_kim_pkt = 9 where id = 9;</text:p>
          </table:table-cell>
        </table:table-row>
        <table:table-row table:style-name="ro1">
          <table:table-cell table:formula="of:=RAND()" office:value-type="float" office:value="0.100159832974896">
            <text:p>0,100159833</text:p>
          </table:table-cell>
          <table:table-cell table:formula="of:=IF([.A11]&lt;0.5;ROUNDDOWN(15*RAND());15)" office:value-type="float" office:value="13">
            <text:p>13</text:p>
          </table:table-cell>
          <table:table-cell table:formula="of:=IF([.A11]&lt;0.5;15;ROUNDDOWN(15*RAND()))"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13, z_kim_pkt = 15 where id = 10;">
            <text:p>update mecze set kto_pkt = 13, z_kim_pkt = 15 where id = 10;</text:p>
          </table:table-cell>
        </table:table-row>
        <table:table-row table:style-name="ro1">
          <table:table-cell table:formula="of:=RAND()" office:value-type="float" office:value="0.392404100159183">
            <text:p>0,3924041002</text:p>
          </table:table-cell>
          <table:table-cell table:formula="of:=IF([.A12]&lt;0.5;ROUNDDOWN(15*RAND());15)" office:value-type="float" office:value="10">
            <text:p>10</text:p>
          </table:table-cell>
          <table:table-cell table:formula="of:=IF([.A12]&lt;0.5;15;ROUNDDOWN(15*RAND()))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10, z_kim_pkt = 15 where id = 11;">
            <text:p>update mecze set kto_pkt = 10, z_kim_pkt = 15 where id = 11;</text:p>
          </table:table-cell>
        </table:table-row>
        <table:table-row table:style-name="ro1">
          <table:table-cell table:formula="of:=RAND()" office:value-type="float" office:value="0.0363949798047543">
            <text:p>0,0363949798</text:p>
          </table:table-cell>
          <table:table-cell table:formula="of:=IF([.A13]&lt;0.5;ROUNDDOWN(15*RAND());15)" office:value-type="float" office:value="6">
            <text:p>6</text:p>
          </table:table-cell>
          <table:table-cell table:formula="of:=IF([.A13]&lt;0.5;15;ROUNDDOWN(15*RAND()))"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6, z_kim_pkt = 15 where id = 12;">
            <text:p>update mecze set kto_pkt = 6, z_kim_pkt = 15 where id = 12;</text:p>
          </table:table-cell>
        </table:table-row>
        <table:table-row table:style-name="ro1">
          <table:table-cell table:formula="of:=RAND()" office:value-type="float" office:value="0.313507918035611">
            <text:p>0,313507918</text:p>
          </table:table-cell>
          <table:table-cell table:formula="of:=IF([.A14]&lt;0.5;ROUNDDOWN(15*RAND());15)" office:value-type="float" office:value="14">
            <text:p>14</text:p>
          </table:table-cell>
          <table:table-cell table:formula="of:=IF([.A14]&lt;0.5;15;ROUNDDOWN(15*RAND()))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14, z_kim_pkt = 15 where id = 13;">
            <text:p>update mecze set kto_pkt = 14, z_kim_pkt = 15 where id = 13;</text:p>
          </table:table-cell>
        </table:table-row>
        <table:table-row table:style-name="ro1">
          <table:table-cell table:formula="of:=RAND()" office:value-type="float" office:value="0.805361184058711">
            <text:p>0,8053611841</text:p>
          </table:table-cell>
          <table:table-cell table:formula="of:=IF([.A15]&lt;0.5;ROUNDDOWN(15*RAND());15)" office:value-type="float" office:value="15">
            <text:p>15</text:p>
          </table:table-cell>
          <table:table-cell table:formula="of:=IF([.A15]&lt;0.5;15;ROUNDDOWN(15*RAND()))"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15, z_kim_pkt = 11 where id = 14;">
            <text:p>update mecze set kto_pkt = 15, z_kim_pkt = 11 where id = 14;</text:p>
          </table:table-cell>
        </table:table-row>
        <table:table-row table:style-name="ro1">
          <table:table-cell table:formula="of:=RAND()" office:value-type="float" office:value="0.599748975131661">
            <text:p>0,5997489751</text:p>
          </table:table-cell>
          <table:table-cell table:formula="of:=IF([.A16]&lt;0.5;ROUNDDOWN(15*RAND());15)" office:value-type="float" office:value="15">
            <text:p>15</text:p>
          </table:table-cell>
          <table:table-cell table:formula="of:=IF([.A16]&lt;0.5;15;ROUNDDOWN(15*RAND()))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15, z_kim_pkt = 10 where id = 15;">
            <text:p>update mecze set kto_pkt = 15, z_kim_pkt = 10 where id = 15;</text:p>
          </table:table-cell>
        </table:table-row>
        <table:table-row table:style-name="ro1">
          <table:table-cell table:formula="of:=RAND()" office:value-type="float" office:value="0.0176752132829279">
            <text:p>0,0176752133</text:p>
          </table:table-cell>
          <table:table-cell table:formula="of:=IF([.A17]&lt;0.5;ROUNDDOWN(15*RAND());15)" office:value-type="float" office:value="6">
            <text:p>6</text:p>
          </table:table-cell>
          <table:table-cell table:formula="of:=IF([.A17]&lt;0.5;15;ROUNDDOWN(15*RAND()))"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6, z_kim_pkt = 15 where id = 16;">
            <text:p>update mecze set kto_pkt = 6, z_kim_pkt = 15 where id = 16;</text:p>
          </table:table-cell>
        </table:table-row>
        <table:table-row table:style-name="ro1">
          <table:table-cell table:formula="of:=RAND()" office:value-type="float" office:value="0.441251500276849">
            <text:p>0,4412515003</text:p>
          </table:table-cell>
          <table:table-cell table:formula="of:=IF([.A18]&lt;0.5;ROUNDDOWN(15*RAND());15)" office:value-type="float" office:value="14">
            <text:p>14</text:p>
          </table:table-cell>
          <table:table-cell table:formula="of:=IF([.A18]&lt;0.5;15;ROUNDDOWN(15*RAND()))"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4, z_kim_pkt = 15 where id = 17;">
            <text:p>update mecze set kto_pkt = 14, z_kim_pkt = 15 where id = 17;</text:p>
          </table:table-cell>
        </table:table-row>
        <table:table-row table:style-name="ro1">
          <table:table-cell table:formula="of:=RAND()" office:value-type="float" office:value="0.29986508586444">
            <text:p>0,2998650859</text:p>
          </table:table-cell>
          <table:table-cell table:formula="of:=IF([.A19]&lt;0.5;ROUNDDOWN(15*RAND());15)" office:value-type="float" office:value="2">
            <text:p>2</text:p>
          </table:table-cell>
          <table:table-cell table:formula="of:=IF([.A19]&lt;0.5;15;ROUNDDOWN(15*RAND()))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2, z_kim_pkt = 15 where id = 18;">
            <text:p>update mecze set kto_pkt = 2, z_kim_pkt = 15 where id = 18;</text:p>
          </table:table-cell>
        </table:table-row>
        <table:table-row table:style-name="ro1">
          <table:table-cell table:formula="of:=RAND()" office:value-type="float" office:value="0.395113249775022">
            <text:p>0,3951132498</text:p>
          </table:table-cell>
          <table:table-cell table:formula="of:=IF([.A20]&lt;0.5;ROUNDDOWN(15*RAND());15)" office:value-type="float" office:value="0">
            <text:p>0</text:p>
          </table:table-cell>
          <table:table-cell table:formula="of:=IF([.A20]&lt;0.5;15;ROUNDDOWN(15*RAND()))"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0, z_kim_pkt = 15 where id = 19;">
            <text:p>update mecze set kto_pkt = 0, z_kim_pkt = 15 where id = 19;</text:p>
          </table:table-cell>
        </table:table-row>
        <table:table-row table:style-name="ro1">
          <table:table-cell table:formula="of:=RAND()" office:value-type="float" office:value="0.070784199051559">
            <text:p>0,0707841991</text:p>
          </table:table-cell>
          <table:table-cell table:formula="of:=IF([.A21]&lt;0.5;ROUNDDOWN(15*RAND());15)" office:value-type="float" office:value="0">
            <text:p>0</text:p>
          </table:table-cell>
          <table:table-cell table:formula="of:=IF([.A21]&lt;0.5;15;ROUNDDOWN(15*RAND()))"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0, z_kim_pkt = 15 where id = 20;">
            <text:p>update mecze set kto_pkt = 0, z_kim_pkt = 15 where id = 20;</text:p>
          </table:table-cell>
        </table:table-row>
        <table:table-row table:style-name="ro1">
          <table:table-cell table:formula="of:=RAND()" office:value-type="float" office:value="0.129435238428414">
            <text:p>0,1294352384</text:p>
          </table:table-cell>
          <table:table-cell table:formula="of:=IF([.A22]&lt;0.5;ROUNDDOWN(15*RAND());15)" office:value-type="float" office:value="8">
            <text:p>8</text:p>
          </table:table-cell>
          <table:table-cell table:formula="of:=IF([.A22]&lt;0.5;15;ROUNDDOWN(15*RAND()))"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8, z_kim_pkt = 15 where id = 21;">
            <text:p>update mecze set kto_pkt = 8, z_kim_pkt = 15 where id = 21;</text:p>
          </table:table-cell>
        </table:table-row>
        <table:table-row table:style-name="ro1">
          <table:table-cell table:formula="of:=RAND()" office:value-type="float" office:value="0.82935543730855">
            <text:p>0,8293554373</text:p>
          </table:table-cell>
          <table:table-cell table:formula="of:=IF([.A23]&lt;0.5;ROUNDDOWN(15*RAND());15)" office:value-type="float" office:value="15">
            <text:p>15</text:p>
          </table:table-cell>
          <table:table-cell table:formula="of:=IF([.A23]&lt;0.5;15;ROUNDDOWN(15*RAND()))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15, z_kim_pkt = 5 where id = 22;">
            <text:p>update mecze set kto_pkt = 15, z_kim_pkt = 5 where id = 22;</text:p>
          </table:table-cell>
        </table:table-row>
        <table:table-row table:style-name="ro1">
          <table:table-cell table:formula="of:=RAND()" office:value-type="float" office:value="0.334475547773764">
            <text:p>0,3344755478</text:p>
          </table:table-cell>
          <table:table-cell table:formula="of:=IF([.A24]&lt;0.5;ROUNDDOWN(15*RAND());15)" office:value-type="float" office:value="9">
            <text:p>9</text:p>
          </table:table-cell>
          <table:table-cell table:formula="of:=IF([.A24]&lt;0.5;15;ROUNDDOWN(15*RAND()))"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9, z_kim_pkt = 15 where id = 23;">
            <text:p>update mecze set kto_pkt = 9, z_kim_pkt = 15 where id = 23;</text:p>
          </table:table-cell>
        </table:table-row>
        <table:table-row table:style-name="ro1">
          <table:table-cell table:formula="of:=RAND()" office:value-type="float" office:value="0.878401616588235">
            <text:p>0,8784016166</text:p>
          </table:table-cell>
          <table:table-cell table:formula="of:=IF([.A25]&lt;0.5;ROUNDDOWN(15*RAND());15)" office:value-type="float" office:value="15">
            <text:p>15</text:p>
          </table:table-cell>
          <table:table-cell table:formula="of:=IF([.A25]&lt;0.5;15;ROUNDDOWN(15*RAND()))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15, z_kim_pkt = 4 where id = 24;">
            <text:p>update mecze set kto_pkt = 15, z_kim_pkt = 4 where id = 24;</text:p>
          </table:table-cell>
        </table:table-row>
        <table:table-row table:style-name="ro1">
          <table:table-cell table:formula="of:=RAND()" office:value-type="float" office:value="0.963823450030759">
            <text:p>0,96382345</text:p>
          </table:table-cell>
          <table:table-cell table:formula="of:=IF([.A26]&lt;0.5;ROUNDDOWN(15*RAND());15)" office:value-type="float" office:value="15">
            <text:p>15</text:p>
          </table:table-cell>
          <table:table-cell table:formula="of:=IF([.A26]&lt;0.5;15;ROUNDDOWN(15*RAND()))"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15, z_kim_pkt = 4 where id = 25;">
            <text:p>update mecze set kto_pkt = 15, z_kim_pkt = 4 where id = 25;</text:p>
          </table:table-cell>
        </table:table-row>
        <table:table-row table:style-name="ro1">
          <table:table-cell table:formula="of:=RAND()" office:value-type="float" office:value="0.505957910092548">
            <text:p>0,5059579101</text:p>
          </table:table-cell>
          <table:table-cell table:formula="of:=IF([.A27]&lt;0.5;ROUNDDOWN(15*RAND());15)" office:value-type="float" office:value="15">
            <text:p>15</text:p>
          </table:table-cell>
          <table:table-cell table:formula="of:=IF([.A27]&lt;0.5;15;ROUNDDOWN(15*RAND()))"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15, z_kim_pkt = 8 where id = 26;">
            <text:p>update mecze set kto_pkt = 15, z_kim_pkt = 8 where id = 26;</text:p>
          </table:table-cell>
        </table:table-row>
        <table:table-row table:style-name="ro1">
          <table:table-cell table:formula="of:=RAND()" office:value-type="float" office:value="0.711100948275998">
            <text:p>0,7111009483</text:p>
          </table:table-cell>
          <table:table-cell table:formula="of:=IF([.A28]&lt;0.5;ROUNDDOWN(15*RAND());15)" office:value-type="float" office:value="15">
            <text:p>15</text:p>
          </table:table-cell>
          <table:table-cell table:formula="of:=IF([.A28]&lt;0.5;15;ROUNDDOWN(15*RAND()))"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15, z_kim_pkt = 14 where id = 27;">
            <text:p>update mecze set kto_pkt = 15, z_kim_pkt = 14 where id = 27;</text:p>
          </table:table-cell>
        </table:table-row>
        <table:table-row table:style-name="ro1">
          <table:table-cell table:formula="of:=RAND()" office:value-type="float" office:value="0.155914770904928">
            <text:p>0,1559147709</text:p>
          </table:table-cell>
          <table:table-cell table:formula="of:=IF([.A29]&lt;0.5;ROUNDDOWN(15*RAND());15)" office:value-type="float" office:value="5">
            <text:p>5</text:p>
          </table:table-cell>
          <table:table-cell table:formula="of:=IF([.A29]&lt;0.5;15;ROUNDDOWN(15*RAND()))"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5, z_kim_pkt = 15 where id = 28;">
            <text:p>update mecze set kto_pkt = 5, z_kim_pkt = 15 where id = 28;</text:p>
          </table:table-cell>
        </table:table-row>
        <table:table-row table:style-name="ro1">
          <table:table-cell table:formula="of:=RAND()" office:value-type="float" office:value="0.856837352504954">
            <text:p>0,8568373525</text:p>
          </table:table-cell>
          <table:table-cell table:formula="of:=IF([.A30]&lt;0.5;ROUNDDOWN(15*RAND());15)" office:value-type="float" office:value="15">
            <text:p>15</text:p>
          </table:table-cell>
          <table:table-cell table:formula="of:=IF([.A30]&lt;0.5;15;ROUNDDOWN(15*RAND()))"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15, z_kim_pkt = 11 where id = 29;">
            <text:p>update mecze set kto_pkt = 15, z_kim_pkt = 11 where id = 29;</text:p>
          </table:table-cell>
        </table:table-row>
        <table:table-row table:style-name="ro1">
          <table:table-cell table:formula="of:=RAND()" office:value-type="float" office:value="0.449916525511071">
            <text:p>0,4499165255</text:p>
          </table:table-cell>
          <table:table-cell table:formula="of:=IF([.A31]&lt;0.5;ROUNDDOWN(15*RAND());15)" office:value-type="float" office:value="0">
            <text:p>0</text:p>
          </table:table-cell>
          <table:table-cell table:formula="of:=IF([.A31]&lt;0.5;15;ROUNDDOWN(15*RAND()))"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0, z_kim_pkt = 15 where id = 30;">
            <text:p>update mecze set kto_pkt = 0, z_kim_pkt = 15 where id = 30;</text:p>
          </table:table-cell>
        </table:table-row>
        <table:table-row table:style-name="ro1">
          <table:table-cell table:formula="of:=RAND()" office:value-type="float" office:value="0.10840833093971">
            <text:p>0,1084083309</text:p>
          </table:table-cell>
          <table:table-cell table:formula="of:=IF([.A32]&lt;0.5;ROUNDDOWN(15*RAND());15)" office:value-type="float" office:value="2">
            <text:p>2</text:p>
          </table:table-cell>
          <table:table-cell table:formula="of:=IF([.A32]&lt;0.5;15;ROUNDDOWN(15*RAND()))"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2, z_kim_pkt = 15 where id = 31;">
            <text:p>update mecze set kto_pkt = 2, z_kim_pkt = 15 where id = 31;</text:p>
          </table:table-cell>
        </table:table-row>
        <table:table-row table:style-name="ro1">
          <table:table-cell table:formula="of:=RAND()" office:value-type="float" office:value="0.295933903427795">
            <text:p>0,2959339034</text:p>
          </table:table-cell>
          <table:table-cell table:formula="of:=IF([.A33]&lt;0.5;ROUNDDOWN(15*RAND());15)" office:value-type="float" office:value="5">
            <text:p>5</text:p>
          </table:table-cell>
          <table:table-cell table:formula="of:=IF([.A33]&lt;0.5;15;ROUNDDOWN(15*RAND()))"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5, z_kim_pkt = 15 where id = 32;">
            <text:p>update mecze set kto_pkt = 5, z_kim_pkt = 15 where id = 32;</text:p>
          </table:table-cell>
        </table:table-row>
      </table:table>
      <table:table table:name="systemy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6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2]=0;je)" office:value-type="float" office:value="0">
            <text:p>#NAZWA?</text:p>
          </table:table-cell>
          <table:table-cell table:formula="of:=[.F2]+[.H2]+[.I2]+[.J2]" office:value-type="float" office:value="8">
            <text:p>8</text:p>
          </table:table-cell>
          <table:table-cell table:formula="of:=[.G2]+[.H2]+[.I2]+[.J2]" office:value-type="float" office:value="14">
            <text:p>14</text:p>
          </table:table-cell>
          <table:table-cell table:formula="of:=2*[.L2]/[.A2]" office:value-type="float" office:value="4">
            <text:p>4</text:p>
          </table:table-cell>
          <table:table-cell table:formula="of:=2*[.M2]/[.A2]" office:value-type="float" office:value="7">
            <text:p>7</text:p>
          </table:table-cell>
          <table:table-cell table:formula="of:=[.O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2]&amp;&quot;,&quot;&amp;[.B2]&amp;&quot;,&quot;&amp;[.H2]&amp;&quot;,&quot;&amp;[.I2]&amp;&quot;,&quot;&amp;[.J2]&amp;&quot;,&quot;&amp;[.Q2]&amp;&quot;);&quot;" office:value-type="string" office:string-value="insert into systemy(ilosc_druz, ilosc_gr, ilosc_cwierc, ilosc_pol, ilosc_final, rewanze) values(4,1,0,0,2,1);">
            <text:p>insert into systemy(ilosc_druz, ilosc_gr, ilosc_cwierc, ilosc_pol, ilosc_final, rewanze) values(4,1,0,0,2,1);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[.F3]+[.H3]+[.I3]+[.J3]" office:value-type="float" office:value="12">
            <text:p>12</text:p>
          </table:table-cell>
          <table:table-cell table:formula="of:=[.G3]+[.H3]+[.I3]+[.J3]" office:value-type="float" office:value="22">
            <text:p>22</text:p>
          </table:table-cell>
          <table:table-cell table:formula="of:=2*[.L3]/[.A3]" office:value-type="float" office:value="4.8">
            <text:p>4,8</text:p>
          </table:table-cell>
          <table:table-cell table:formula="of:=2*[.M3]/[.A3]" office:value-type="float" office:value="8.8">
            <text:p>8,8</text:p>
          </table:table-cell>
          <table:table-cell table:formula="of:=[.O3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3]&amp;&quot;,&quot;&amp;[.B3]&amp;&quot;,&quot;&amp;[.H3]&amp;&quot;,&quot;&amp;[.I3]&amp;&quot;,&quot;&amp;[.J3]&amp;&quot;,&quot;&amp;[.Q3]&amp;&quot;);&quot;" office:value-type="string" office:string-value="insert into systemy(ilosc_druz, ilosc_gr, ilosc_cwierc, ilosc_pol, ilosc_final, rewanze) values(5,1,0,0,2,1);">
            <text:p>insert into systemy(ilosc_druz, ilosc_gr, ilosc_cwierc, ilosc_pol, ilosc_final, rewanze) values(5,1,0,0,2,1);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formula="of:=[.F4]+[.H4]+[.I4]+[.J4]" office:value-type="float" office:value="18">
            <text:p>18</text:p>
          </table:table-cell>
          <table:table-cell table:formula="of:=[.G4]+[.H4]+[.I4]+[.J4]" office:value-type="float" office:value="33">
            <text:p>33</text:p>
          </table:table-cell>
          <table:table-cell table:style-name="ce1" table:formula="of:=2*[.L4]/[.A4]" office:value-type="float" office:value="6">
            <text:p>6</text:p>
          </table:table-cell>
          <table:table-cell table:style-name="Default" table:formula="of:=2*[.M4]/[.A4]" office:value-type="float" office:value="11">
            <text:p>11</text:p>
          </table:table-cell>
          <table:table-cell table:formula="of:=[.N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4]&amp;&quot;,&quot;&amp;[.B4]&amp;&quot;,&quot;&amp;[.H4]&amp;&quot;,&quot;&amp;[.I4]&amp;&quot;,&quot;&amp;[.J4]&amp;&quot;,&quot;&amp;[.Q4]&amp;&quot;);&quot;" office:value-type="string" office:string-value="insert into systemy(ilosc_druz, ilosc_gr, ilosc_cwierc, ilosc_pol, ilosc_final, rewanze) values(6,1,0,0,3,0);">
            <text:p>insert into systemy(ilosc_druz, ilosc_gr, ilosc_cwierc, ilosc_pol, ilosc_final, rewanze) values(6,1,0,0,3,0);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formula="of:=[.F5]+[.H5]+[.I5]+[.J5]" office:value-type="float" office:value="9">
            <text:p>9</text:p>
          </table:table-cell>
          <table:table-cell table:formula="of:=[.G5]+[.H5]+[.I5]+[.J5]" office:value-type="float" office:value="15">
            <text:p>15</text:p>
          </table:table-cell>
          <table:table-cell table:formula="of:=2*[.L5]/[.A5]" office:value-type="float" office:value="3">
            <text:p>3</text:p>
          </table:table-cell>
          <table:table-cell table:formula="of:=2*[.M5]/[.A5]" office:value-type="float" office:value="5">
            <text:p>5</text:p>
          </table:table-cell>
          <table:table-cell table:formula="of:=[.O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5]&amp;&quot;,&quot;&amp;[.B5]&amp;&quot;,&quot;&amp;[.H5]&amp;&quot;,&quot;&amp;[.I5]&amp;&quot;,&quot;&amp;[.J5]&amp;&quot;,&quot;&amp;[.Q5]&amp;&quot;);&quot;" office:value-type="string" office:string-value="insert into systemy(ilosc_druz, ilosc_gr, ilosc_cwierc, ilosc_pol, ilosc_final, rewanze) values(6,2,0,0,3,1);">
            <text:p>insert into systemy(ilosc_druz, ilosc_gr, ilosc_cwierc, ilosc_pol, ilosc_final, rewanze) values(6,2,0,0,3,1);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F6]+[.H6]+[.I6]+[.J6]" office:value-type="float" office:value="20">
            <text:p>20</text:p>
          </table:table-cell>
          <table:table-cell table:formula="of:=[.G6]+[.H6]+[.I6]+[.J6]" office:value-type="float" office:value="32">
            <text:p>32</text:p>
          </table:table-cell>
          <table:table-cell table:formula="of:=2*[.L6]/[.A6]" office:value-type="float" office:value="5">
            <text:p>5</text:p>
          </table:table-cell>
          <table:table-cell table:formula="of:=2*[.M6]/[.A6]" office:value-type="float" office:value="8">
            <text:p>8</text:p>
          </table:table-cell>
          <table:table-cell table:formula="of:=[.O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6]&amp;&quot;,&quot;&amp;[.B6]&amp;&quot;,&quot;&amp;[.H6]&amp;&quot;,&quot;&amp;[.I6]&amp;&quot;,&quot;&amp;[.J6]&amp;&quot;,&quot;&amp;[.Q6]&amp;&quot;);&quot;" office:value-type="string" office:string-value="insert into systemy(ilosc_druz, ilosc_gr, ilosc_cwierc, ilosc_pol, ilosc_final, rewanze) values(8,2,0,4,4,1);">
            <text:p>insert into systemy(ilosc_druz, ilosc_gr, ilosc_cwierc, ilosc_pol, ilosc_final, rewanze) values(8,2,0,4,4,1);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F7]+[.H7]+[.I7]+[.J7]" office:value-type="float" office:value="17">
            <text:p>17</text:p>
          </table:table-cell>
          <table:table-cell table:formula="of:=[.G7]+[.H7]+[.I7]+[.J7]" office:value-type="float" office:value="26">
            <text:p>26</text:p>
          </table:table-cell>
          <table:table-cell table:formula="of:=2*[.L7]/[.A7]" office:value-type="float" office:value="3.77777777777778">
            <text:p>3,7777777778</text:p>
          </table:table-cell>
          <table:table-cell table:formula="of:=2*[.M7]/[.A7]" office:value-type="float" office:value="5.77777777777778">
            <text:p>5,7777777778</text:p>
          </table:table-cell>
          <table:table-cell table:formula="of:=[.O7]" office:value-type="float" office:value="5.77777777777778">
            <text:p>5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7]&amp;&quot;,&quot;&amp;[.B7]&amp;&quot;,&quot;&amp;[.H7]&amp;&quot;,&quot;&amp;[.I7]&amp;&quot;,&quot;&amp;[.J7]&amp;&quot;,&quot;&amp;[.Q7]&amp;&quot;);&quot;" office:value-type="string" office:string-value="insert into systemy(ilosc_druz, ilosc_gr, ilosc_cwierc, ilosc_pol, ilosc_final, rewanze) values(9,3,0,4,4,1);">
            <text:p>insert into systemy(ilosc_druz, ilosc_gr, ilosc_cwierc, ilosc_pol, ilosc_final, rewanze) values(9,3,0,4,4,1);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F8]+[.H8]+[.I8]+[.J8]" office:value-type="float" office:value="29">
            <text:p>29</text:p>
          </table:table-cell>
          <table:table-cell table:formula="of:=[.G8]+[.H8]+[.I8]+[.J8]" office:value-type="float" office:value="49">
            <text:p>49</text:p>
          </table:table-cell>
          <table:table-cell table:formula="of:=2*[.L8]/[.A8]" office:value-type="float" office:value="5.8">
            <text:p>5,8</text:p>
          </table:table-cell>
          <table:table-cell table:formula="of:=2*[.M8]/[.A8]" office:value-type="float" office:value="9.8">
            <text:p>9,8</text:p>
          </table:table-cell>
          <table:table-cell table:formula="of:=[.O8]" office:value-type="float" office:value="9.8">
            <text:p>9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8]&amp;&quot;,&quot;&amp;[.B8]&amp;&quot;,&quot;&amp;[.H8]&amp;&quot;,&quot;&amp;[.I8]&amp;&quot;,&quot;&amp;[.J8]&amp;&quot;,&quot;&amp;[.Q8]&amp;&quot;);&quot;" office:value-type="string" office:string-value="insert into systemy(ilosc_druz, ilosc_gr, ilosc_cwierc, ilosc_pol, ilosc_final, rewanze) values(10,2,0,4,5,1);">
            <text:p>insert into systemy(ilosc_druz, ilosc_gr, ilosc_cwierc, ilosc_pol, ilosc_final, rewanze) values(10,2,0,4,5,1);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F9]+[.H9]+[.I9]+[.J9]" office:value-type="float" office:value="42">
            <text:p>42</text:p>
          </table:table-cell>
          <table:table-cell table:formula="of:=[.G9]+[.H9]+[.I9]+[.J9]" office:value-type="float" office:value="72">
            <text:p>72</text:p>
          </table:table-cell>
          <table:table-cell table:style-name="ce1" table:formula="of:=2*[.L9]/[.A9]" office:value-type="float" office:value="7">
            <text:p>7</text:p>
          </table:table-cell>
          <table:table-cell table:style-name="Default" table:formula="of:=2*[.M9]/[.A9]" office:value-type="float" office:value="12">
            <text:p>12</text:p>
          </table:table-cell>
          <table:table-cell table:formula="of:=[.N9]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9]&amp;&quot;,&quot;&amp;[.B9]&amp;&quot;,&quot;&amp;[.H9]&amp;&quot;,&quot;&amp;[.I9]&amp;&quot;,&quot;&amp;[.J9]&amp;&quot;,&quot;&amp;[.Q9]&amp;&quot;);&quot;" office:value-type="string" office:string-value="insert into systemy(ilosc_druz, ilosc_gr, ilosc_cwierc, ilosc_pol, ilosc_final, rewanze) values(12,2,0,6,6,0);">
            <text:p>insert into systemy(ilosc_druz, ilosc_gr, ilosc_cwierc, ilosc_pol, ilosc_final, rewanze) values(12,2,0,6,6,0);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F10]+[.H10]+[.I10]+[.J10]" office:value-type="float" office:value="34">
            <text:p>34</text:p>
          </table:table-cell>
          <table:table-cell table:formula="of:=[.G10]+[.H10]+[.I10]+[.J10]" office:value-type="float" office:value="52">
            <text:p>52</text:p>
          </table:table-cell>
          <table:table-cell table:formula="of:=2*[.L10]/[.A10]" office:value-type="float" office:value="5.66666666666667">
            <text:p>5,6666666667</text:p>
          </table:table-cell>
          <table:table-cell table:formula="of:=2*[.M10]/[.A10]" office:value-type="float" office:value="8.66666666666667">
            <text:p>8,6666666667</text:p>
          </table:table-cell>
          <table:table-cell table:formula="of:=[.O10]" office:value-type="float" office:value="8.66666666666667">
            <text:p>8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0]&amp;&quot;,&quot;&amp;[.B10]&amp;&quot;,&quot;&amp;[.H10]&amp;&quot;,&quot;&amp;[.I10]&amp;&quot;,&quot;&amp;[.J10]&amp;&quot;,&quot;&amp;[.Q10]&amp;&quot;);&quot;" office:value-type="string" office:string-value="insert into systemy(ilosc_druz, ilosc_gr, ilosc_cwierc, ilosc_pol, ilosc_final, rewanze) values(12,3,4,6,6,1);">
            <text:p>insert into systemy(ilosc_druz, ilosc_gr, ilosc_cwierc, ilosc_pol, ilosc_final, rewanze) values(12,3,4,6,6,1);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F11]+[.H11]+[.I11]+[.J11]" office:value-type="float" office:value="28">
            <text:p>28</text:p>
          </table:table-cell>
          <table:table-cell table:formula="of:=[.G11]+[.H11]+[.I11]+[.J11]" office:value-type="float" office:value="40">
            <text:p>40</text:p>
          </table:table-cell>
          <table:table-cell table:formula="of:=2*[.L11]/[.A11]" office:value-type="float" office:value="4.66666666666667">
            <text:p>4,6666666667</text:p>
          </table:table-cell>
          <table:table-cell table:formula="of:=2*[.M11]/[.A11]" office:value-type="float" office:value="6.66666666666667">
            <text:p>6,6666666667</text:p>
          </table:table-cell>
          <table:table-cell table:formula="of:=[.O11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1]&amp;&quot;,&quot;&amp;[.B11]&amp;&quot;,&quot;&amp;[.H11]&amp;&quot;,&quot;&amp;[.I11]&amp;&quot;,&quot;&amp;[.J11]&amp;&quot;,&quot;&amp;[.Q11]&amp;&quot;);&quot;" office:value-type="string" office:string-value="insert into systemy(ilosc_druz, ilosc_gr, ilosc_cwierc, ilosc_pol, ilosc_final, rewanze) values(12,4,4,6,6,1);">
            <text:p>insert into systemy(ilosc_druz, ilosc_gr, ilosc_cwierc, ilosc_pol, ilosc_final, rewanze) values(12,4,4,6,6,1);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2]/[.B12]" office:value-type="float" office:value="7">
            <text:p>7</text:p>
          </table:table-cell>
          <table:table-cell table:formula="of:=([.C12]^2-[.C12])/2" office:value-type="float" office:value="21">
            <text:p>21</text:p>
          </table:table-cell>
          <table:table-cell table:formula="of:=[.D12]*2" office:value-type="float" office:value="42">
            <text:p>42</text:p>
          </table:table-cell>
          <table:table-cell table:formula="of:=[.B12]*[.D12]" office:value-type="float" office:value="42">
            <text:p>42</text:p>
          </table:table-cell>
          <table:table-cell table:formula="of:=[.F12]*2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12]+[.H12]+[.I12]+[.J12]" office:value-type="float" office:value="59">
            <text:p>59</text:p>
          </table:table-cell>
          <table:table-cell table:formula="of:=[.G12]+[.H12]+[.I12]+[.J12]" office:value-type="float" office:value="101">
            <text:p>101</text:p>
          </table:table-cell>
          <table:table-cell table:style-name="ce1" table:formula="of:=2*[.L12]/[.A12]" office:value-type="float" office:value="8.42857142857143">
            <text:p>8,4285714286</text:p>
          </table:table-cell>
          <table:table-cell table:style-name="Default" table:formula="of:=2*[.M12]/[.A12]" office:value-type="float" office:value="14.4285714285714">
            <text:p>14,4285714286</text:p>
          </table:table-cell>
          <table:table-cell table:formula="of:=[.N12]" office:value-type="float" office:value="8.42857142857143">
            <text:p>8,428571428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2]&amp;&quot;,&quot;&amp;[.B12]&amp;&quot;,&quot;&amp;[.H12]&amp;&quot;,&quot;&amp;[.I12]&amp;&quot;,&quot;&amp;[.J12]&amp;&quot;,&quot;&amp;[.Q12]&amp;&quot;);&quot;" office:value-type="string" office:string-value="insert into systemy(ilosc_druz, ilosc_gr, ilosc_cwierc, ilosc_pol, ilosc_final, rewanze) values(14,2,4,6,7,0);">
            <text:p>insert into systemy(ilosc_druz, ilosc_gr, ilosc_cwierc, ilosc_pol, ilosc_final, rewanze) values(14,2,4,6,7,0);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3]/[.B13]" office:value-type="float" office:value="5">
            <text:p>5</text:p>
          </table:table-cell>
          <table:table-cell table:formula="of:=([.C13]^2-[.C13])/2" office:value-type="float" office:value="10">
            <text:p>10</text:p>
          </table:table-cell>
          <table:table-cell table:formula="of:=[.D13]*2" office:value-type="float" office:value="20">
            <text:p>20</text:p>
          </table:table-cell>
          <table:table-cell table:formula="of:=[.B13]*[.D13]" office:value-type="float" office:value="30">
            <text:p>30</text:p>
          </table:table-cell>
          <table:table-cell table:formula="of:=[.F13]*2"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F13]+[.H13]+[.I13]+[.J13]" office:value-type="float" office:value="48">
            <text:p>48</text:p>
          </table:table-cell>
          <table:table-cell table:formula="of:=[.G13]+[.H13]+[.I13]+[.J13]" office:value-type="float" office:value="78">
            <text:p>78</text:p>
          </table:table-cell>
          <table:table-cell table:formula="of:=2*[.L13]/[.A13]" office:value-type="float" office:value="6.4">
            <text:p>6,4</text:p>
          </table:table-cell>
          <table:table-cell table:style-name="Default" table:formula="of:=2*[.M13]/[.A13]" office:value-type="float" office:value="10.4">
            <text:p>10,4</text:p>
          </table:table-cell>
          <table:table-cell table:formula="of:=[.N13]" office:value-type="float" office:value="6.4">
            <text:p>6,4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3]&amp;&quot;,&quot;&amp;[.B13]&amp;&quot;,&quot;&amp;[.H13]&amp;&quot;,&quot;&amp;[.I13]&amp;&quot;,&quot;&amp;[.J13]&amp;&quot;,&quot;&amp;[.Q13]&amp;&quot;);&quot;" office:value-type="string" office:string-value="insert into systemy(ilosc_druz, ilosc_gr, ilosc_cwierc, ilosc_pol, ilosc_final, rewanze) values(15,3,4,7,7,0);">
            <text:p>insert into systemy(ilosc_druz, ilosc_gr, ilosc_cwierc, ilosc_pol, ilosc_final, rewanze) values(15,3,4,7,7,0);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4]/[.B14]" office:value-type="float" office:value="4">
            <text:p>4</text:p>
          </table:table-cell>
          <table:table-cell table:formula="of:=([.C14]^2-[.C14])/2" office:value-type="float" office:value="6">
            <text:p>6</text:p>
          </table:table-cell>
          <table:table-cell table:formula="of:=[.D14]*2" office:value-type="float" office:value="12">
            <text:p>12</text:p>
          </table:table-cell>
          <table:table-cell table:formula="of:=[.B14]*[.D14]" office:value-type="float" office:value="24">
            <text:p>24</text:p>
          </table:table-cell>
          <table:table-cell table:formula="of:=[.F14]*2" office:value-type="float" office:value="48">
            <text:p>48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F14]+[.H14]+[.I14]+[.J14]" office:value-type="float" office:value="48">
            <text:p>48</text:p>
          </table:table-cell>
          <table:table-cell table:formula="of:=[.G14]+[.H14]+[.I14]+[.J14]" office:value-type="float" office:value="72">
            <text:p>72</text:p>
          </table:table-cell>
          <table:table-cell table:formula="of:=2*[.L14]/[.A14]" office:value-type="float" office:value="6">
            <text:p>6</text:p>
          </table:table-cell>
          <table:table-cell table:formula="of:=2*[.M14]/[.A14]" office:value-type="float" office:value="9">
            <text:p>9</text:p>
          </table:table-cell>
          <table:table-cell table:formula="of:=[.O14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4]&amp;&quot;,&quot;&amp;[.B14]&amp;&quot;,&quot;&amp;[.H14]&amp;&quot;,&quot;&amp;[.I14]&amp;&quot;,&quot;&amp;[.J14]&amp;&quot;,&quot;&amp;[.Q14]&amp;&quot;);&quot;" office:value-type="string" office:string-value="insert into systemy(ilosc_druz, ilosc_gr, ilosc_cwierc, ilosc_pol, ilosc_final, rewanze) values(16,4,8,8,8,1);">
            <text:p>insert into systemy(ilosc_druz, ilosc_gr, ilosc_cwierc, ilosc_pol, ilosc_final, rewanze) values(16,4,8,8,8,1);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5]/[.B15]" office:value-type="float" office:value="3">
            <text:p>3</text:p>
          </table:table-cell>
          <table:table-cell table:formula="of:=([.C15]^2-[.C15])/2" office:value-type="float" office:value="3">
            <text:p>3</text:p>
          </table:table-cell>
          <table:table-cell table:formula="of:=[.D15]*2" office:value-type="float" office:value="6">
            <text:p>6</text:p>
          </table:table-cell>
          <table:table-cell table:formula="of:=[.B15]*[.D15]" office:value-type="float" office:value="18">
            <text:p>18</text:p>
          </table:table-cell>
          <table:table-cell table:formula="of:=[.F15]*2"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F15]+[.H15]+[.I15]+[.J15]" office:value-type="float" office:value="43">
            <text:p>43</text:p>
          </table:table-cell>
          <table:table-cell table:formula="of:=[.G15]+[.H15]+[.I15]+[.J15]" office:value-type="float" office:value="61">
            <text:p>61</text:p>
          </table:table-cell>
          <table:table-cell table:formula="of:=2*[.L15]/[.A15]" office:value-type="float" office:value="4.77777777777778">
            <text:p>4,7777777778</text:p>
          </table:table-cell>
          <table:table-cell table:formula="of:=2*[.M15]/[.A15]" office:value-type="float" office:value="6.77777777777778">
            <text:p>6,7777777778</text:p>
          </table:table-cell>
          <table:table-cell table:formula="of:=[.O15]" office:value-type="float" office:value="6.77777777777778">
            <text:p>6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5]&amp;&quot;,&quot;&amp;[.B15]&amp;&quot;,&quot;&amp;[.H15]&amp;&quot;,&quot;&amp;[.I15]&amp;&quot;,&quot;&amp;[.J15]&amp;&quot;,&quot;&amp;[.Q15]&amp;&quot;);&quot;" office:value-type="string" office:string-value="insert into systemy(ilosc_druz, ilosc_gr, ilosc_cwierc, ilosc_pol, ilosc_final, rewanze) values(18,6,8,8,9,1);">
            <text:p>insert into systemy(ilosc_druz, ilosc_gr, ilosc_cwierc, ilosc_pol, ilosc_final, rewanze) values(18,6,8,8,9,1);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6]/[.B16]" office:value-type="float" office:value="5">
            <text:p>5</text:p>
          </table:table-cell>
          <table:table-cell table:formula="of:=([.C16]^2-[.C16])/2" office:value-type="float" office:value="10">
            <text:p>10</text:p>
          </table:table-cell>
          <table:table-cell table:formula="of:=[.D16]*2" office:value-type="float" office:value="20">
            <text:p>20</text:p>
          </table:table-cell>
          <table:table-cell table:formula="of:=[.B16]*[.D16]" office:value-type="float" office:value="40">
            <text:p>40</text:p>
          </table:table-cell>
          <table:table-cell table:formula="of:=[.F16]*2"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F16]+[.H16]+[.I16]+[.J16]" office:value-type="float" office:value="68">
            <text:p>68</text:p>
          </table:table-cell>
          <table:table-cell table:formula="of:=[.G16]+[.H16]+[.I16]+[.J16]" office:value-type="float" office:value="108">
            <text:p>108</text:p>
          </table:table-cell>
          <table:table-cell table:formula="of:=2*[.L16]/[.A16]" office:value-type="float" office:value="6.8">
            <text:p>6,8</text:p>
          </table:table-cell>
          <table:table-cell table:style-name="Default" table:formula="of:=2*[.M16]/[.A16]" office:value-type="float" office:value="10.8">
            <text:p>10,8</text:p>
          </table:table-cell>
          <table:table-cell table:formula="of:=[.N16]" office:value-type="float" office:value="6.8">
            <text:p>6,8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6]&amp;&quot;,&quot;&amp;[.B16]&amp;&quot;,&quot;&amp;[.H16]&amp;&quot;,&quot;&amp;[.I16]&amp;&quot;,&quot;&amp;[.J16]&amp;&quot;,&quot;&amp;[.Q16]&amp;&quot;);&quot;" office:value-type="string" office:string-value="insert into systemy(ilosc_druz, ilosc_gr, ilosc_cwierc, ilosc_pol, ilosc_final, rewanze) values(20,4,8,10,10,0);">
            <text:p>insert into systemy(ilosc_druz, ilosc_gr, ilosc_cwierc, ilosc_pol, ilosc_final, rewanze) values(20,4,8,10,10,0);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7]/[.B17]" office:value-type="float" office:value="4">
            <text:p>4</text:p>
          </table:table-cell>
          <table:table-cell table:formula="of:=([.C17]^2-[.C17])/2" office:value-type="float" office:value="6">
            <text:p>6</text:p>
          </table:table-cell>
          <table:table-cell table:formula="of:=[.D17]*2" office:value-type="float" office:value="12">
            <text:p>12</text:p>
          </table:table-cell>
          <table:table-cell table:formula="of:=[.B17]*[.D17]" office:value-type="float" office:value="30">
            <text:p>30</text:p>
          </table:table-cell>
          <table:table-cell table:formula="of:=[.F17]*2"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F17]+[.H17]+[.I17]+[.J17]" office:value-type="float" office:value="58">
            <text:p>58</text:p>
          </table:table-cell>
          <table:table-cell table:formula="of:=[.G17]+[.H17]+[.I17]+[.J17]" office:value-type="float" office:value="88">
            <text:p>88</text:p>
          </table:table-cell>
          <table:table-cell table:formula="of:=2*[.L17]/[.A17]" office:value-type="float" office:value="5.8">
            <text:p>5,8</text:p>
          </table:table-cell>
          <table:table-cell table:formula="of:=2*[.M17]/[.A17]" office:value-type="float" office:value="8.8">
            <text:p>8,8</text:p>
          </table:table-cell>
          <table:table-cell table:formula="of:=[.O17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7]&amp;&quot;,&quot;&amp;[.B17]&amp;&quot;,&quot;&amp;[.H17]&amp;&quot;,&quot;&amp;[.I17]&amp;&quot;,&quot;&amp;[.J17]&amp;&quot;,&quot;&amp;[.Q17]&amp;&quot;);&quot;" office:value-type="string" office:string-value="insert into systemy(ilosc_druz, ilosc_gr, ilosc_cwierc, ilosc_pol, ilosc_final, rewanze) values(20,5,8,10,10,1);">
            <text:p>insert into systemy(ilosc_druz, ilosc_gr, ilosc_cwierc, ilosc_pol, ilosc_final, rewanze) values(20,5,8,10,10,1);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8]/[.B18]" office:value-type="float" office:value="3">
            <text:p>3</text:p>
          </table:table-cell>
          <table:table-cell table:formula="of:=([.C18]^2-[.C18])/2" office:value-type="float" office:value="3">
            <text:p>3</text:p>
          </table:table-cell>
          <table:table-cell table:formula="of:=[.D18]*2" office:value-type="float" office:value="6">
            <text:p>6</text:p>
          </table:table-cell>
          <table:table-cell table:formula="of:=[.B18]*[.D18]" office:value-type="float" office:value="21">
            <text:p>21</text:p>
          </table:table-cell>
          <table:table-cell table:formula="of:=[.F18]*2"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F18]+[.H18]+[.I18]+[.J18]" office:value-type="float" office:value="49">
            <text:p>49</text:p>
          </table:table-cell>
          <table:table-cell table:formula="of:=[.G18]+[.H18]+[.I18]+[.J18]" office:value-type="float" office:value="70">
            <text:p>70</text:p>
          </table:table-cell>
          <table:table-cell table:formula="of:=2*[.L18]/[.A18]" office:value-type="float" office:value="4.66666666666667">
            <text:p>4,6666666667</text:p>
          </table:table-cell>
          <table:table-cell table:formula="of:=2*[.M18]/[.A18]" office:value-type="float" office:value="6.66666666666667">
            <text:p>6,6666666667</text:p>
          </table:table-cell>
          <table:table-cell table:formula="of:=[.O18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8]&amp;&quot;,&quot;&amp;[.B18]&amp;&quot;,&quot;&amp;[.H18]&amp;&quot;,&quot;&amp;[.I18]&amp;&quot;,&quot;&amp;[.J18]&amp;&quot;,&quot;&amp;[.Q18]&amp;&quot;);&quot;" office:value-type="string" office:string-value="insert into systemy(ilosc_druz, ilosc_gr, ilosc_cwierc, ilosc_pol, ilosc_final, rewanze) values(21,7,8,10,10,1);">
            <text:p>insert into systemy(ilosc_druz, ilosc_gr, ilosc_cwierc, ilosc_pol, ilosc_final, rewanze) values(21,7,8,10,10,1);</text:p>
          </table:table-cell>
          <table:table-cell table:number-columns-repeated="10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20.11.2017</text:date>, <text:time>18:34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20T18:34:10.18</dc:date>
    <dc:creator>Łukasz Janicki</dc:creator>
    <meta:editing-duration>PT8H26M44S</meta:editing-duration>
    <meta:editing-cycles>10</meta:editing-cycles>
    <meta:generator>OpenOffice/4.1.2$Win32 OpenOffice.org_project/412m3$Build-9782</meta:generator>
    <meta:document-statistic meta:table-count="3" meta:cell-count="1536" meta:object-count="0"/>
  </office:meta>
</office:document-meta>
</file>